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Ubuntu Mono" svg:font-family="'Ubuntu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8.486cm" fo:margin-left="0.034cm" table:align="left" style:writing-mode="lr-tb"/>
    </style:style>
    <style:style style:name="Таблица1.A" style:family="table-column">
      <style:table-column-properties style:column-width="3.007cm"/>
    </style:style>
    <style:style style:name="Таблица1.B" style:family="table-column">
      <style:table-column-properties style:column-width="0.919cm"/>
    </style:style>
    <style:style style:name="Таблица1.C" style:family="table-column">
      <style:table-column-properties style:column-width="0.893cm"/>
    </style:style>
    <style:style style:name="Таблица1.F" style:family="table-column">
      <style:table-column-properties style:column-width="0.891cm"/>
    </style:style>
    <style:style style:name="Таблица1.G" style:family="table-column">
      <style:table-column-properties style:column-width="0.938cm"/>
    </style:style>
    <style:style style:name="Таблица1.A1" style:family="table-cell">
      <style:table-cell-properties fo:background-color="#d8d8d8" fo:padding="0.053cm" fo:border="none">
        <style:background-image/>
      </style:table-cell-properties>
    </style:style>
    <style:style style:name="Таблица1.B1" style:family="table-cell">
      <style:table-cell-properties fo:background-color="#eaeaea" fo:padding="0.053cm" fo:border="none">
        <style:background-image/>
      </style:table-cell-properties>
    </style:style>
    <style:style style:name="Таблица2" style:family="table">
      <style:table-properties style:width="7.251cm" table:align="left" style:writing-mode="lr-tb"/>
    </style:style>
    <style:style style:name="Таблица2.A" style:family="table-column">
      <style:table-column-properties style:column-width="3.581cm"/>
    </style:style>
    <style:style style:name="Таблица2.B" style:family="table-column">
      <style:table-column-properties style:column-width="0.908cm"/>
    </style:style>
    <style:style style:name="Таблица2.C" style:family="table-column">
      <style:table-column-properties style:column-width="1.113cm"/>
    </style:style>
    <style:style style:name="Таблица2.D" style:family="table-column">
      <style:table-column-properties style:column-width="0.855cm"/>
    </style:style>
    <style:style style:name="Таблица2.E" style:family="table-column">
      <style:table-column-properties style:column-width="0.794cm"/>
    </style:style>
    <style:style style:name="Таблица2.A1" style:family="table-cell">
      <style:table-cell-properties fo:background-color="#d8d8d8" fo:padding="0.053cm" fo:border="none">
        <style:background-image/>
      </style:table-cell-properties>
    </style:style>
    <style:style style:name="Таблица2.A3" style:family="table-cell">
      <style:table-cell-properties fo:background-color="#eaeaea" fo:padding="0.053c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text-transform="uppercase" fo:font-size="12pt" style:font-size-asian="12pt" style:font-size-complex="12pt"/>
    </style:style>
    <style:style style:name="P3" style:family="paragraph" style:parent-style-name="Standard">
      <style:paragraph-properties fo:margin-left="0cm" fo:margin-right="0cm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4" style:family="paragraph" style:parent-style-name="Standard">
      <style:paragraph-properties fo:margin-left="0cm" fo:margin-right="0cm" fo:margin-top="0.212cm" fo:margin-bottom="0.423cm" style:contextual-spacing="false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5" style:family="paragraph" style:parent-style-name="Standard">
      <style:paragraph-properties fo:margin-left="0cm" fo:margin-right="0cm" fo:margin-top="0.212cm" fo:margin-bottom="0.423cm" style:contextual-spacing="false" fo:text-indent="0.951cm" style:auto-text-indent="false">
        <style:tab-stops>
          <style:tab-stop style:position="2.223cm"/>
        </style:tab-stops>
      </style:paragraph-properties>
    </style:style>
    <style:style style:name="P6" style:family="paragraph" style:parent-style-name="Standard">
      <style:paragraph-properties fo:margin-top="0.212cm" fo:margin-bottom="0.423cm" style:contextual-spacing="false">
        <style:tab-stops>
          <style:tab-stop style:position="2.223cm"/>
        </style:tab-stops>
      </style:paragraph-properties>
    </style:style>
    <style:style style:name="P7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</style:style>
    <style:style style:name="P8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  <style:text-properties fo:language="ru" fo:country="RU" officeooo:rsid="001be683" officeooo:paragraph-rsid="001be683"/>
    </style:style>
    <style:style style:name="P9" style:family="paragraph" style:parent-style-name="Standard">
      <style:paragraph-properties fo:margin-left="2.54cm" fo:margin-right="0cm" fo:line-height="150%" fo:text-indent="0cm" style:auto-text-indent="false">
        <style:tab-stops>
          <style:tab-stop style:position="2.223cm"/>
        </style:tab-stops>
      </style:paragraph-properties>
    </style:style>
    <style:style style:name="P10" style:family="paragraph" style:parent-style-name="Обычный_20__28_веб_29_">
      <style:paragraph-properties fo:margin-top="0cm" fo:margin-bottom="0cm" style:contextual-spacing="false" fo:text-align="center" style:justify-single-word="false"/>
      <style:text-properties fo:text-transform="uppercase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justify" style:justify-single-word="false" fo:text-indent="-0.026cm" style:auto-text-indent="false">
        <style:tab-stops/>
      </style:paragraph-properties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fo:text-transform="uppercase" fo:font-size="12pt" style:font-size-asian="12pt" style:font-size-complex="12pt"/>
    </style:style>
    <style:style style:name="P13" style:family="paragraph" style:parent-style-name="Standard">
      <style:paragraph-properties fo:margin-top="0cm" fo:margin-bottom="0cm" style:contextual-spacing="false"/>
      <style:text-properties fo:font-size="2pt" style:font-size-asian="2pt" style:font-size-complex="2pt"/>
    </style:style>
    <style:style style:name="P14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Times New Roman" fo:font-size="12pt" fo:language="ru" fo:country="RU" officeooo:rsid="00438d8b" officeooo:paragraph-rsid="00438d8b" style:font-name-asian="Times New Roman" style:font-size-asian="12pt" style:font-name-complex="Times New Roman" style:font-size-complex="12pt" style:language-complex="ar" style:country-complex="SA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style:use-window-font-color="true" style:font-name="Times New Roman" fo:font-size="12pt" fo:language="ru" fo:country="RU" officeooo:rsid="00449e4a" officeooo:paragraph-rsid="00449e4a" style:font-name-asian="Times New Roman" style:font-size-asian="12pt" style:font-name-complex="Times New Roman" style:font-size-complex="12pt" style:language-complex="ar" style:country-complex="SA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style:use-window-font-color="true" style:font-name="Times New Roman" fo:font-size="12pt" fo:language="ru" fo:country="RU" officeooo:rsid="00463bb0" officeooo:paragraph-rsid="00463bb0" style:font-name-asian="Times New Roman" style:font-size-asian="12pt" style:font-name-complex="Times New Roman" style:font-size-complex="12pt" style:language-complex="ar" style:country-complex="SA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style:use-window-font-color="true" style:font-name="Times New Roman" fo:font-size="12pt" fo:language="ru" fo:country="RU" officeooo:rsid="004640eb" officeooo:paragraph-rsid="004640eb" style:font-name-asian="Times New Roman" style:font-size-asian="12pt" style:font-name-complex="Times New Roman" style:font-size-complex="12pt" style:language-complex="ar" style:country-complex="SA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style:use-window-font-color="true" style:font-name="Times New Roman" fo:font-size="12pt" fo:language="ru" fo:country="RU" officeooo:rsid="004640eb" officeooo:paragraph-rsid="00463bb0" style:font-name-asian="Times New Roman" style:font-size-asian="12pt" style:font-name-complex="Times New Roman" style:font-size-complex="12pt" style:language-complex="ar" style:country-complex="SA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officeooo:paragraph-rsid="00463bb0"/>
    </style:style>
    <style:style style:name="P20" style:family="paragraph" style:parent-style-name="Text_20_body">
      <style:paragraph-properties fo:margin-top="0cm" fo:margin-bottom="0cm" style:contextual-spacing="false"/>
      <style:text-properties style:use-window-font-color="true" style:font-name="Times New Roman" fo:font-size="12pt" fo:language="ru" fo:country="RU" officeooo:rsid="004640eb" officeooo:paragraph-rsid="004640eb" style:font-name-asian="Times New Roman" style:font-size-asian="12pt" style:font-name-complex="Times New Roman" style:font-size-complex="12pt" style:language-complex="ar" style:country-complex="SA"/>
    </style:style>
    <style:style style:name="P21" style:family="paragraph" style:parent-style-name="Text_20_body">
      <style:paragraph-properties fo:margin-top="0cm" fo:margin-bottom="0cm" style:contextual-spacing="false"/>
      <style:text-properties style:use-window-font-color="true" style:font-name="Ubuntu Mono" fo:font-size="10pt" fo:language="ru" fo:country="RU" officeooo:rsid="004640eb" officeooo:paragraph-rsid="004640eb" style:font-name-asian="Times New Roman" style:font-size-asian="10pt" style:font-name-complex="Times New Roman" style:font-size-complex="10pt" style:language-complex="ar" style:country-complex="SA"/>
    </style:style>
    <style:style style:name="P22" style:family="paragraph" style:parent-style-name="Text_20_body">
      <style:paragraph-properties fo:margin-top="0cm" fo:margin-bottom="0cm" style:contextual-spacing="false"/>
      <style:text-properties style:use-window-font-color="true" style:font-name="Ubuntu Mono" fo:font-size="10pt" fo:language="ru" fo:country="RU" officeooo:rsid="004640eb" officeooo:paragraph-rsid="0047f49e" style:font-name-asian="Times New Roman" style:font-size-asian="10pt" style:font-name-complex="Times New Roman" style:font-size-complex="10pt" style:language-complex="ar" style:country-complex="SA"/>
    </style:style>
    <style:style style:name="P23" style:family="paragraph" style:parent-style-name="Text_20_body">
      <style:paragraph-properties fo:margin-top="0cm" fo:margin-bottom="0cm" style:contextual-spacing="false"/>
      <style:text-properties style:font-name="Ubuntu Mono" fo:font-size="10pt" officeooo:rsid="004640eb" officeooo:paragraph-rsid="004640eb" style:font-size-asian="10pt" style:font-size-complex="10pt"/>
    </style:style>
    <style:style style:name="P24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P25" style:family="paragraph" style:parent-style-name="Text_20_body">
      <style:text-properties officeooo:rsid="00469199" officeooo:paragraph-rsid="00469199"/>
    </style:style>
    <style:style style:name="P26" style:family="paragraph" style:parent-style-name="Text_20_body">
      <style:text-properties officeooo:rsid="00469199" officeooo:paragraph-rsid="0047937f"/>
    </style:style>
    <style:style style:name="P27" style:family="paragraph" style:parent-style-name="Text_20_body">
      <style:text-properties officeooo:rsid="00469199" officeooo:paragraph-rsid="0047f49e"/>
    </style:style>
    <style:style style:name="P28" style:family="paragraph" style:parent-style-name="Table_20_Contents">
      <style:text-properties fo:font-size="2pt" style:font-size-asian="2pt" style:font-size-complex="2pt"/>
    </style:style>
    <style:style style:name="P29" style:family="paragraph" style:parent-style-name="Table_20_Heading">
      <style:text-properties fo:font-size="2pt" style:font-size-asian="2pt" style:font-size-complex="2pt"/>
    </style:style>
    <style:style style:name="T1" style:family="text">
      <style:text-properties fo:language="en" fo:country="US" officeooo:rsid="002cb203"/>
    </style:style>
    <style:style style:name="T2" style:family="text">
      <style:text-properties fo:language="en" fo:country="US" officeooo:rsid="00422f92"/>
    </style:style>
    <style:style style:name="T3" style:family="text">
      <style:text-properties fo:language="ru" fo:country="RU" officeooo:rsid="0037e1ed"/>
    </style:style>
    <style:style style:name="T4" style:family="text">
      <style:text-properties officeooo:rsid="0023e6d9"/>
    </style:style>
    <style:style style:name="T5" style:family="text">
      <style:text-properties officeooo:rsid="004691bd"/>
    </style:style>
    <style:style style:name="T6" style:family="text">
      <style:text-properties style:use-window-font-color="true" style:font-name="Times New Roman" fo:font-size="12pt" fo:language="ru" fo:country="RU" officeooo:rsid="00463bb0" style:font-name-asian="Times New Roman" style:font-size-asian="12pt" style:font-name-complex="Times New Roman" style:font-size-complex="12pt" style:language-complex="ar" style:country-complex="SA"/>
    </style:style>
    <style:style style:name="T7" style:family="text">
      <style:text-properties fo:font-weight="bold"/>
    </style:style>
    <style:style style:name="T8" style:family="text">
      <style:text-properties officeooo:rsid="0047937f"/>
    </style:style>
    <style:style style:name="T9" style:family="text">
      <style:text-properties officeooo:rsid="0047f49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Министерство образования и науки РОССИЙСКОЙ ФЕДЕРАЦИИ</text:p>
      <text:p text:style-name="P2">ФЕДЕРАЛЬНОЕ ГОСУДАРСТВЕННОЕ БЮДЖЕТНОЕ ОБРАЗОВАТЕЛЬНОЕ УЧРЕЖДЕНИЕ</text:p>
      <text:p text:style-name="P2">ВЫСШЕГО ПРОФЕССИОНАЛЬНОГО ОБРАЗОВАНИЯ</text:p>
      <text:p text:style-name="P2">ВЯТСКИЙ ГОСУДАРСТВЕННЫЙ УНИВЕРСИТЕТ</text:p>
      <text:p text:style-name="P2">ФАКУЛЬТЕТ ПРИКЛАДНОЙ МАТЕМАТИКИ И ТЕЛЕКОММУНИКАЦИЙ</text:p>
      <text:p text:style-name="P10">КАФЕДРА ПРИКЛАДНОЙ МАТЕМАТИКИ И ИНФОРМАТИКИ</text:p>
      <text:p text:style-name="P4"/>
      <text:p text:style-name="P5"/>
      <text:p text:style-name="P6"/>
      <text:p text:style-name="P6"/>
      <text:p text:style-name="P6"/>
      <text:p text:style-name="P4"/>
      <text:p text:style-name="P4"/>
      <text:p text:style-name="P7">ОТЧЕТ ПО ДИСЦИПЛИНЕ «<text:span text:style-name="T3">Моделирование производственных систем</text:span>»</text:p>
      <text:p text:style-name="P7">ПО ЛАБОРАТОРНОЙ РАБОТЕ №<text:span text:style-name="T2">4</text:span></text:p>
      <text:p text:style-name="P8"/>
      <text:p text:style-name="P7"/>
      <text:p text:style-name="P7"/>
      <text:p text:style-name="P4"/>
      <text:p text:style-name="P6"/>
      <text:p text:style-name="P6"/>
      <text:p text:style-name="P4"/>
      <text:p text:style-name="P9">Выполнил студент группы ПМ-<text:span text:style-name="T1">5</text:span>1__________________________Кислицын И.К.</text:p>
      <text:p text:style-name="P9">Проверил преподаватель кафедры ПМиИ _____________________<text:span text:style-name="T3">Чупраков П.Г.</text:span></text:p>
      <text:p text:style-name="P3"/>
      <text:p text:style-name="P4"/>
      <text:p text:style-name="P4"/>
      <text:p text:style-name="P4"/>
      <text:p text:style-name="P4"><text:line-break/></text:p>
      <text:p text:style-name="P4"/>
      <text:p text:style-name="P6"/>
      <text:p text:style-name="P7"><text:s/></text:p>
      <text:p text:style-name="P1">Киров 201<text:span text:style-name="T4">3</text:span></text:p>
      <text:p text:style-name="P11"><text:soft-page-break/>Задание</text:p>
      <text:p text:style-name="P14">1) Провести исследование влияния следующих факторов на вероятность обработки в прямой задаче <text:span text:style-name="T5">из л.р. 3.</text:span></text:p>
      <text:p text:style-name="P15">T1_, с: 60...180</text:p>
      <text:p text:style-name="P15">Koef: 0.5...1.5</text:p>
      <text:p text:style-name="P15">Q_, оп/c:300000...700000</text:p>
      <text:p text:style-name="P16"/>
      <text:p text:style-name="P19"><text:span text:style-name="T6">2)</text:span>Изготовление в цехе детали начинается через случайное время <draw:frame draw:style-name="fr1" draw:name="Графический объект1" text:anchor-type="as-char" svg:width="0.767cm" svg:height="0.476cm" draw:z-index="7"><draw:image xlink:href="../Modeling/course-903-html/i/tex/d3d09b70169cb90370dccb946d5b5425.png" xlink:type="simple" xlink:show="embed" xlink:actuate="onLoad"/></draw:frame> Выполнению операций предшествует подготовка. Длительность подготовки зависит от качества заготовки, из которой будет сделана деталь. Всего различных видов заготовок <draw:frame draw:style-name="fr1" draw:name="Графический объект2" text:anchor-type="as-char" svg:width="0.714cm" svg:height="0.344cm" draw:z-index="8"><draw:image xlink:href="../Modeling/course-903-html/i/tex/83e870bb2e76f8ec5c69ceec8a5a5302.png" xlink:type="simple" xlink:show="embed" xlink:actuate="onLoad"/></draw:frame> Время подготовки подчинено экспоненциальному закону. Частота появления различных заготовок и средние значения времени их подготовки заданы <text:a xlink:type="simple" xlink:href="../Modeling/course-903-html/index.html#ID.7.table.7.2">табл. 7.2</text:a> дискретного распределения:</text:p>
      <text:p text:style-name="P13"><text:bookmark text:name="ID.7.table.7.2"/></text:p>
      <text:p text:style-name="P2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B" table:number-columns-repeated="2"/>
        <table:table-column table:style-name="Таблица1.F"/>
        <table:table-column table:style-name="Таблица1.G"/>
        <table:table-row>
          <table:table-cell table:style-name="Таблица1.A1" office:value-type="string">
            <text:p text:style-name="Table_20_Heading">Частота</text:p>
          </table:table-cell>
          <table:table-cell table:style-name="Таблица1.B1" office:value-type="string">
            <text:p text:style-name="Table_20_Contents">0,05</text:p>
          </table:table-cell>
          <table:table-cell table:style-name="Таблица1.B1" office:value-type="string">
            <text:p text:style-name="Table_20_Contents">0,13</text:p>
          </table:table-cell>
          <table:table-cell table:style-name="Таблица1.B1" office:value-type="string">
            <text:p text:style-name="Table_20_Contents">0,16</text:p>
          </table:table-cell>
          <table:table-cell table:style-name="Таблица1.B1" office:value-type="string">
            <text:p text:style-name="Table_20_Contents">0,22</text:p>
          </table:table-cell>
          <table:table-cell table:style-name="Таблица1.B1" office:value-type="string">
            <text:p text:style-name="Table_20_Contents">0,29</text:p>
          </table:table-cell>
          <table:table-cell table:style-name="Таблица1.B1" office:value-type="string">
            <text:p text:style-name="Table_20_Contents">0,15</text:p>
          </table:table-cell>
        </table:table-row>
        <table:table-row>
          <table:table-cell table:style-name="Таблица1.A1" office:value-type="string">
            <text:p text:style-name="Table_20_Heading">Среднее время</text:p>
          </table:table-cell>
          <table:table-cell table:style-name="Таблица1.B1" office:value-type="string">
            <text:p text:style-name="Table_20_Contents">10</text:p>
          </table:table-cell>
          <table:table-cell table:style-name="Таблица1.B1" office:value-type="string">
            <text:p text:style-name="Table_20_Contents">14</text:p>
          </table:table-cell>
          <table:table-cell table:style-name="Таблица1.B1" office:value-type="string">
            <text:p text:style-name="Table_20_Contents">21</text:p>
          </table:table-cell>
          <table:table-cell table:style-name="Таблица1.B1" office:value-type="string">
            <text:p text:style-name="Table_20_Contents">22</text:p>
          </table:table-cell>
          <table:table-cell table:style-name="Таблица1.B1" office:value-type="string">
            <text:p text:style-name="Table_20_Contents">28</text:p>
          </table:table-cell>
          <table:table-cell table:style-name="Таблица1.B1" office:value-type="string">
            <text:p text:style-name="Table_20_Contents">25</text:p>
          </table:table-cell>
        </table:table-row>
      </table:table>
      <text:p text:style-name="Text_20_body">Для изготовления детали последовательно выполняются <draw:frame draw:style-name="fr1" draw:name="Графический объект3" text:anchor-type="as-char" svg:width="0.423cm" svg:height="0.291cm" draw:z-index="0"><draw:image xlink:href="../Modeling/course-903-html/i/tex/ef3c729f17e1f39b342050d749b8aa92.png" xlink:type="simple" xlink:show="embed" xlink:actuate="onLoad"/></draw:frame> операций, продолжительностями <draw:frame draw:style-name="fr1" draw:name="Графический объект4" text:anchor-type="as-char" svg:width="2.672cm" svg:height="0.529cm" draw:z-index="1"><draw:image xlink:href="../Modeling/course-903-html/i/tex/098967f099d794c4d19e07aacf43d489.png" xlink:type="simple" xlink:show="embed" xlink:actuate="onLoad"/></draw:frame> соответственно. После каждой операции в течение времени <draw:frame draw:style-name="fr1" draw:name="Графический объект5" text:anchor-type="as-char" svg:width="3.307cm" svg:height="0.529cm" draw:z-index="2"><draw:image xlink:href="../Modeling/course-903-html/i/tex/0377f345832ddbe6421fc743c8459794.png" xlink:type="simple" xlink:show="embed" xlink:actuate="onLoad"/></draw:frame> следует контроль. Время выполнения операций и контроля - случайное. Контроль не проходят <draw:frame draw:style-name="fr1" draw:name="Графический объект6" text:anchor-type="as-char" svg:width="2.487cm" svg:height="0.37cm" draw:z-index="3"><draw:image xlink:href="../Modeling/course-903-html/i/tex/f54adabc99b64fa3030d776069c4e270.png" xlink:type="simple" xlink:show="embed" xlink:actuate="onLoad"/></draw:frame> деталей соответственно.</text:p>
      <text:p text:style-name="Text_20_body">Забракованные детали поступают на пункт окончательного контроля и проходят на нем проверку в течение случайного времени <draw:frame draw:style-name="fr1" draw:name="Графический объект7" text:anchor-type="as-char" svg:width="0.582cm" svg:height="0.476cm" draw:z-index="4"><draw:image xlink:href="../Modeling/course-903-html/i/tex/93676232cb6ef8c8d6fb67b3db381b35.png" xlink:type="simple" xlink:show="embed" xlink:actuate="onLoad"/></draw:frame>. В результате из общего количества не прошедших контроль деталей <draw:frame draw:style-name="fr1" draw:name="Графический объект8" text:anchor-type="as-char" svg:width="1.058cm" svg:height="0.37cm" draw:z-index="5"><draw:image xlink:href="../Modeling/course-903-html/i/tex/9d48b46c4331ee93262add29f7fce8fc.png" xlink:type="simple" xlink:show="embed" xlink:actuate="onLoad"/></draw:frame> идут в брак, а оставшиеся <draw:frame draw:style-name="fr1" draw:name="Графический объект9" text:anchor-type="as-char" svg:width="2.249cm" svg:height="0.582cm" draw:z-index="6"><draw:image xlink:href="../Modeling/course-903-html/i/tex/bbded432c910571f526815b150644bc2.png" xlink:type="simple" xlink:show="embed" xlink:actuate="onLoad"/></draw:frame> деталей подлежат повторному выполнению операций, после которых они не прошли контроль. Если деталь во второй раз не проходит контроль, она окончательно бракуется.</text:p>
      <text:p text:style-name="P16"><draw:frame draw:style-name="fr1" draw:name="Графический объект10" text:anchor-type="as-char" svg:width="15.716cm" svg:height="3.44cm" draw:z-index="9"><draw:image xlink:href="../Modeling/course-903-html/i/tex/562d8571f3fe110cce3e6edcd3e3a6ae.png" xlink:type="simple" xlink:show="embed" xlink:actuate="onLoad"/></draw:frame></text:p>
      <text:p text:style-name="P16"/>
      <text:p text:style-name="P16"><text:span text:style-name="T7">Вариант 1</text:span>. Исследовать влияние качества выполнения операций <draw:frame draw:style-name="fr1" draw:name="Графический объект11" text:anchor-type="as-char" svg:width="2.434cm" svg:height="0.37cm" draw:z-index="10"><draw:image xlink:href="../Modeling/course-903-html/i/tex/b425e366142846128fc87c3d25041c0a.png" xlink:type="simple" xlink:show="embed" xlink:actuate="onLoad"/></draw:frame> на время изготовления <draw:frame draw:style-name="fr1" draw:name="Графический объект12" text:anchor-type="as-char" svg:width="0.582cm" svg:height="0.423cm" draw:z-index="11"><draw:image xlink:href="../Modeling/course-903-html/i/tex/5c2c63ad4167bd02d38ab3d27eea776a.png" xlink:type="simple" xlink:show="embed" xlink:actuate="onLoad"/></draw:frame> деталей (<text:a xlink:type="simple" xlink:href="../Modeling/course-903-html/index.html#ID.7.table.7.3">табл. 7.3</text:a>). Результаты моделирования необходимо получить с точностью <draw:frame draw:style-name="fr1" draw:name="Графический объект13" text:anchor-type="as-char" svg:width="1.138cm" svg:height="0.423cm" draw:z-index="12"><draw:image xlink:href="../Modeling/course-903-html/i/tex/06200950ea67e2857e3700e7985ef78c.png" xlink:type="simple" xlink:show="embed" xlink:actuate="onLoad"/></draw:frame> мин и доверительной вероятностью <draw:frame draw:style-name="fr1" draw:name="Графический объект14" text:anchor-type="as-char" svg:width="1.958cm" svg:height="0.529cm" draw:z-index="13"><draw:image xlink:href="../Modeling/course-903-html/i/tex/71eb67d52555ea90ce612d0b2e055b43.png" xlink:type="simple" xlink:show="embed" xlink:actuate="onLoad"/></draw:frame>.</text:p>
      <text:p text:style-name="P13"><text:bookmark text:name="ID.7.table.7.3"/></text:p>
      <text:p text:style-name="P24">Таблица 7.3. 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table:number-rows-spanned="2" office:value-type="string">
            <text:p text:style-name="Table_20_Heading">Уровни факторов</text:p>
          </table:table-cell>
          <table:table-cell table:style-name="Таблица2.A1" office:value-type="string">
            <text:p text:style-name="P29"/>
          </table:table-cell>
          <table:table-cell table:style-name="Таблица2.A1" table:number-columns-spanned="2" office:value-type="string">
            <text:p text:style-name="Table_20_Heading">Факторы</text:p>
          </table:table-cell>
          <table:covered-table-cell/>
          <table:table-cell table:style-name="Таблица2.A1" office:value-type="string">
            <text:p text:style-name="P29"/>
          </table:table-cell>
        </table:table-row>
        <table:table-row>
          <table:covered-table-cell/>
          <table:table-cell table:style-name="Таблица2.A1" office:value-type="string">
            <text:p text:style-name="Table_20_Heading"><draw:frame draw:style-name="fr1" draw:name="Графический объект15" text:anchor-type="as-char" svg:width="0.529cm" svg:height="0.37cm" draw:z-index="14"><draw:image xlink:href="../Modeling/course-903-html/i/tex/f7cb9c5e500630e2dd726e661180a6c9.png" xlink:type="simple" xlink:show="embed" xlink:actuate="onLoad"/></draw:frame> </text:p>
          </table:table-cell>
          <table:table-cell table:style-name="Таблица2.A1" office:value-type="string">
            <text:p text:style-name="Table_20_Heading"><draw:frame draw:style-name="fr1" draw:name="Графический объект16" text:anchor-type="as-char" svg:width="0.529cm" svg:height="0.37cm" draw:z-index="15"><draw:image xlink:href="../Modeling/course-903-html/i/tex/43e208cc4515e7cf7169f9d6553ff127.png" xlink:type="simple" xlink:show="embed" xlink:actuate="onLoad"/></draw:frame> </text:p>
          </table:table-cell>
          <table:table-cell table:style-name="Таблица2.A1" office:value-type="string">
            <text:p text:style-name="Table_20_Heading"><draw:frame draw:style-name="fr1" draw:name="Графический объект17" text:anchor-type="as-char" svg:width="0.529cm" svg:height="0.37cm" draw:z-index="16"><draw:image xlink:href="../Modeling/course-903-html/i/tex/2b5792fe4504a91566b51e64ffe0ac96.png" xlink:type="simple" xlink:show="embed" xlink:actuate="onLoad"/></draw:frame> </text:p>
          </table:table-cell>
          <table:table-cell table:style-name="Таблица2.A1" office:value-type="string">
            <text:p text:style-name="Table_20_Heading"><draw:frame draw:style-name="fr1" draw:name="Графический объект18" text:anchor-type="as-char" svg:width="0.529cm" svg:height="0.37cm" draw:z-index="17"><draw:image xlink:href="../Modeling/course-903-html/i/tex/362bd293ade57ded795b582d81a754e9.png" xlink:type="simple" xlink:show="embed" xlink:actuate="onLoad"/></draw:frame> </text:p>
          </table:table-cell>
        </table:table-row>
        <table:table-row>
          <table:table-cell table:style-name="Таблица2.A3" office:value-type="string">
            <text:p text:style-name="Table_20_Contents">Нижний</text:p>
          </table:table-cell>
          <table:table-cell table:style-name="Таблица2.A3" office:value-type="string">
            <text:p text:style-name="Table_20_Contents">0,1</text:p>
          </table:table-cell>
          <table:table-cell table:style-name="Таблица2.A3" office:value-type="string">
            <text:p text:style-name="Table_20_Contents">0,15</text:p>
          </table:table-cell>
          <table:table-cell table:style-name="Таблица2.A3" office:value-type="string">
            <text:p text:style-name="Table_20_Contents">0,1</text:p>
          </table:table-cell>
          <table:table-cell table:style-name="Таблица2.A3" office:value-type="string">
            <text:p text:style-name="Table_20_Contents">0,2</text:p>
          </table:table-cell>
        </table:table-row>
        <table:table-row>
          <table:table-cell table:style-name="Таблица2.A3" office:value-type="string">
            <text:p text:style-name="Table_20_Contents">Верхний</text:p>
          </table:table-cell>
          <table:table-cell table:style-name="Таблица2.A3" office:value-type="string">
            <text:p text:style-name="Table_20_Contents">0,25</text:p>
          </table:table-cell>
          <table:table-cell table:style-name="Таблица2.A3" office:value-type="string">
            <text:p text:style-name="Table_20_Contents">0,35</text:p>
          </table:table-cell>
          <table:table-cell table:style-name="Таблица2.A3" office:value-type="string">
            <text:p text:style-name="Table_20_Contents">0,2</text:p>
          </table:table-cell>
          <table:table-cell table:style-name="Таблица2.A3" office:value-type="string">
            <text:p text:style-name="Table_20_Contents">0,9</text:p>
          </table:table-cell>
        </table:table-row>
      </table:table>
      <text:p text:style-name="P18"/>
      <text:p text:style-name="P17">Ход решения:</text:p>
      <text:p text:style-name="P20">Задача 1.</text:p>
      <text:p text:style-name="P21"/>
      <text:p text:style-name="P21">*******************************************************</text:p>
      <text:p text:style-name="P21">* <text:s text:c="52"/>*</text:p>
      <text:p text:style-name="P21">* <text:s text:c="19"/>Probality <text:s text:c="23"/>*</text:p>
      <text:p text:style-name="P21">* <text:s text:c="9"/>Factorial Screening Experiment <text:s text:c="12"/>*</text:p>
      <text:p text:style-name="P21">* <text:s text:c="52"/>*</text:p>
      <text:p text:style-name="P21">*******************************************************</text:p>
      <text:p text:style-name="P21">Probality_Results MATRIX ,2,2,2</text:p>
      <text:p text:style-name="P21">INITIAL Probality_Results,UNSPECIFIED</text:p>
      <text:p text:style-name="P21">Probality_NextRunNumber EQU<text:tab/>0</text:p>
      <text:p text:style-name="P21"/>
      <text:p text:style-name="P21">EXPERIMENT Probality() BEGIN</text:p>
      <text:p text:style-name="P21"><text:soft-page-break/></text:p>
      <text:p text:style-name="P21"><text:tab/>/* <text:s/>Run 1 <text:s/>*/</text:p>
      <text:p text:style-name="P21"><text:tab/>T1_ = 60;</text:p>
      <text:p text:style-name="P21"><text:tab/>Koef = 0.5;</text:p>
      <text:p text:style-name="P21"><text:tab/>Q_ = 300000;</text:p>
      <text:p text:style-name="P21"><text:tab/>IF (StringCompare(DataType(Probality_Results[1,1,1]),"UNSPECIFIED")'E'0)</text:p>
      <text:p text:style-name="P21"><text:tab/>THEN BEGIN</text:p>
      <text:p text:style-name="P21"><text:tab/> <text:s text:c="3"/>/* <text:s/>Set the Run Number Variable at the beginning. */</text:p>
      <text:p text:style-name="P21"/>
      <text:p text:style-name="P21"><text:tab/> <text:s text:c="3"/>Probality_NextRunNumber = 1;</text:p>
      <text:p text:style-name="P21"><text:tab/> <text:s text:c="3"/>/* <text:s/>Log the Run and Execute the Simulation */</text:p>
      <text:p text:style-name="P21"><text:tab/> <text:s text:c="3"/>Probality_GetResult();</text:p>
      <text:p text:style-name="P21"><text:tab/> <text:s text:c="3"/>Probality_Results[1,1,1] = N$ObrZap/N$KolZap;</text:p>
      <text:p text:style-name="P21"><text:tab/>END;</text:p>
      <text:p text:style-name="P21"/>
      <text:p text:style-name="P21"><text:tab/>/* <text:s/>Run 2 <text:s/>*/</text:p>
      <text:p text:style-name="P21"><text:tab/>T1_ = 60;</text:p>
      <text:p text:style-name="P21"><text:tab/>Koef = 0.5;</text:p>
      <text:p text:style-name="P21"><text:tab/>Q_ = 700000;</text:p>
      <text:p text:style-name="P21"><text:tab/>IF (StringCompare(DataType(Probality_Results[1,1,2]),"UNSPECIFIED")'E'0)</text:p>
      <text:p text:style-name="P21"><text:tab/>THEN BEGIN</text:p>
      <text:p text:style-name="P21"><text:tab/> <text:s text:c="3"/>/* <text:s/>Log the Run and Execute the Simulation */</text:p>
      <text:p text:style-name="P21"><text:tab/> <text:s text:c="3"/>Probality_GetResult();</text:p>
      <text:p text:style-name="P21"><text:tab/> <text:s text:c="3"/>Probality_Results[1,1,2] = N$ObrZap/N$KolZap;</text:p>
      <text:p text:style-name="P21"><text:tab/>END;</text:p>
      <text:p text:style-name="P21"/>
      <text:p text:style-name="P21"><text:tab/>/* <text:s/>Run 3 <text:s/>*/</text:p>
      <text:p text:style-name="P21"><text:tab/>T1_ = 60;</text:p>
      <text:p text:style-name="P21"><text:tab/>Koef = 1.5;</text:p>
      <text:p text:style-name="P21"><text:tab/>Q_ = 300000;</text:p>
      <text:p text:style-name="P21"><text:tab/>IF (StringCompare(DataType(Probality_Results[1,2,1]),"UNSPECIFIED")'E'0)</text:p>
      <text:p text:style-name="P21"><text:tab/>THEN BEGIN</text:p>
      <text:p text:style-name="P21"><text:tab/> <text:s text:c="3"/>/* <text:s/>Log the Run and Execute the Simulation */</text:p>
      <text:p text:style-name="P21"><text:tab/> <text:s text:c="3"/>Probality_GetResult();</text:p>
      <text:p text:style-name="P21"><text:tab/> <text:s text:c="3"/>Probality_Results[1,2,1] = N$ObrZap/N$KolZap;</text:p>
      <text:p text:style-name="P21"><text:tab/>END;</text:p>
      <text:p text:style-name="P21"/>
      <text:p text:style-name="P21"><text:tab/>/* <text:s/>Run 4 <text:s/>*/</text:p>
      <text:p text:style-name="P21"><text:tab/>T1_ = 60;</text:p>
      <text:p text:style-name="P21"><text:tab/>Koef = 1.5;</text:p>
      <text:p text:style-name="P21"><text:tab/>Q_ = 700000;</text:p>
      <text:p text:style-name="P21"><text:tab/>IF (StringCompare(DataType(Probality_Results[1,2,2]),"UNSPECIFIED")'E'0)</text:p>
      <text:p text:style-name="P21"><text:tab/>THEN BEGIN</text:p>
      <text:p text:style-name="P21"><text:tab/> <text:s text:c="3"/>/* <text:s/>Log the Run and Execute the Simulation */</text:p>
      <text:p text:style-name="P21"><text:tab/> <text:s text:c="3"/>Probality_GetResult();</text:p>
      <text:p text:style-name="P21"><text:tab/> <text:s text:c="3"/>Probality_Results[1,2,2] = N$ObrZap/N$KolZap;</text:p>
      <text:p text:style-name="P21"><text:tab/>END;</text:p>
      <text:p text:style-name="P21"/>
      <text:p text:style-name="P21"><text:tab/>/* <text:s/>Run 5 <text:s/>*/</text:p>
      <text:p text:style-name="P21"><text:tab/>T1_ = 180;</text:p>
      <text:p text:style-name="P21"><text:tab/>Koef = 0.5;</text:p>
      <text:p text:style-name="P21"><text:tab/>Q_ = 300000;</text:p>
      <text:p text:style-name="P21"><text:tab/>IF (StringCompare(DataType(Probality_Results[2,1,1]),"UNSPECIFIED")'E'0)</text:p>
      <text:p text:style-name="P21"><text:tab/>THEN BEGIN</text:p>
      <text:p text:style-name="P21"><text:tab/> <text:s text:c="3"/>/* <text:s/>Log the Run and Execute the Simulation */</text:p>
      <text:p text:style-name="P21"><text:tab/> <text:s text:c="3"/>Probality_GetResult();</text:p>
      <text:p text:style-name="P21"><text:tab/> <text:s text:c="3"/>Probality_Results[2,1,1] = N$ObrZap/N$KolZap;</text:p>
      <text:p text:style-name="P21"><text:tab/>END;</text:p>
      <text:p text:style-name="P21"/>
      <text:p text:style-name="P21"><text:tab/>/* <text:s/>Run 6 <text:s/>*/</text:p>
      <text:p text:style-name="P21"><text:tab/>T1_ = 180;</text:p>
      <text:p text:style-name="P21"><text:tab/>Koef = 0.5;</text:p>
      <text:p text:style-name="P21"><text:tab/>Q_ = 700000;</text:p>
      <text:p text:style-name="P21"><text:tab/>IF (StringCompare(DataType(Probality_Results[2,1,2]),"UNSPECIFIED")'E'0)</text:p>
      <text:p text:style-name="P21"><text:tab/>THEN BEGIN</text:p>
      <text:p text:style-name="P21"><text:tab/> <text:s text:c="3"/>/* <text:s/>Log the Run and Execute the Simulation */</text:p>
      <text:p text:style-name="P21"><text:tab/> <text:s text:c="3"/>Probality_GetResult();</text:p>
      <text:p text:style-name="P21"><text:tab/> <text:s text:c="3"/>Probality_Results[2,1,2] = N$ObrZap/N$KolZap;</text:p>
      <text:p text:style-name="P21"><text:tab/>END;</text:p>
      <text:p text:style-name="P21"/>
      <text:p text:style-name="P21"><text:tab/>/* <text:s/>Run 7 <text:s/>*/</text:p>
      <text:p text:style-name="P21"><text:tab/>T1_ = 180;</text:p>
      <text:p text:style-name="P21"><text:tab/>Koef = 1.5;</text:p>
      <text:p text:style-name="P21"><text:tab/>Q_ = 300000;</text:p>
      <text:p text:style-name="P21"><text:tab/>IF (StringCompare(DataType(Probality_Results[2,2,1]),"UNSPECIFIED")'E'0)</text:p>
      <text:p text:style-name="P21"><text:tab/>THEN BEGIN</text:p>
      <text:p text:style-name="P21"><text:tab/> <text:s text:c="3"/>/* <text:s/>Log the Run and Execute the Simulation */</text:p>
      <text:p text:style-name="P21"><text:soft-page-break/><text:tab/> <text:s text:c="3"/>Probality_GetResult();</text:p>
      <text:p text:style-name="P21"><text:tab/> <text:s text:c="3"/>Probality_Results[2,2,1] = N$ObrZap/N$KolZap;</text:p>
      <text:p text:style-name="P21"><text:tab/>END;</text:p>
      <text:p text:style-name="P21"/>
      <text:p text:style-name="P21"><text:tab/>/* <text:s/>Run 8 <text:s/>*/</text:p>
      <text:p text:style-name="P21"><text:tab/>T1_ = 180;</text:p>
      <text:p text:style-name="P21"><text:tab/>Koef = 1.5;</text:p>
      <text:p text:style-name="P21"><text:tab/>Q_ = 700000;</text:p>
      <text:p text:style-name="P21"><text:tab/>IF (StringCompare(DataType(Probality_Results[2,2,2]),"UNSPECIFIED")'E'0)</text:p>
      <text:p text:style-name="P21"><text:tab/>THEN BEGIN</text:p>
      <text:p text:style-name="P21"><text:tab/> <text:s text:c="3"/>/* <text:s/>Log the Run and Execute the Simulation */</text:p>
      <text:p text:style-name="P21"><text:tab/> <text:s text:c="3"/>Probality_GetResult();</text:p>
      <text:p text:style-name="P21"><text:tab/> <text:s text:c="3"/>Probality_Results[2,2,2] = N$ObrZap/N$KolZap;</text:p>
      <text:p text:style-name="P21"><text:tab/>END;</text:p>
      <text:p text:style-name="P21"/>
      <text:p text:style-name="P21"><text:tab/>/* <text:s/>Aliased Effects in Fractional Factorial Experiment */</text:p>
      <text:p text:style-name="P21"><text:tab/>SE_Effects(Probality_Results,"I");</text:p>
      <text:p text:style-name="P21"/>
      <text:p text:style-name="P21">END;</text:p>
      <text:p text:style-name="P21"/>
      <text:p text:style-name="P21"/>
      <text:p text:style-name="P21"/>
      <text:p text:style-name="P21">*******************************************************</text:p>
      <text:p text:style-name="P21">* <text:s text:c="9"/>The Run Execution Procedure <text:s text:c="15"/>*</text:p>
      <text:p text:style-name="P21">*******************************************************</text:p>
      <text:p text:style-name="P21"/>
      <text:p text:style-name="P21">PROCEDURE Probality_GetResult() BEGIN</text:p>
      <text:p text:style-name="P21"/>
      <text:p text:style-name="P21"><text:s text:c="4"/>/* <text:s text:c="3"/>Run Simulation and Log Results. <text:s/>*/</text:p>
      <text:p text:style-name="P21"><text:s text:c="4"/>/* <text:s text:c="3"/>Treatments have already been set for this run. <text:s/>*/</text:p>
      <text:p text:style-name="P21"/>
      <text:p text:style-name="P21"><text:s text:c="4"/>TEMPORARY CurrentYield,ShowString,CommandString;</text:p>
      <text:p text:style-name="P21"/>
      <text:p text:style-name="P21"><text:s text:c="4"/>/* <text:s/>Run Procedure Call */</text:p>
      <text:p text:style-name="P21"/>
      <text:p text:style-name="P21"><text:s text:c="4"/>Probality_test(Probality_NextRunNumber);</text:p>
      <text:p text:style-name="P21"><text:s text:c="4"/>CurrentYield = N$ObrZap/N$KolZap;</text:p>
      <text:p text:style-name="P21"><text:s text:c="4"/>ShowString = PolyCatenate("Run ",String(Probality_NextRunNumber),". ", "" ); </text:p>
      <text:p text:style-name="P21"/>
      <text:p text:style-name="P21"><text:s text:c="4"/>ShowString = PolyCatenate(ShowString," <text:s/>Yield=",String(CurrentYield),". "); </text:p>
      <text:p text:style-name="P21"><text:s text:c="4"/>ShowString = PolyCatenate(ShowString," T1_=",String(T1_), ";" ); </text:p>
      <text:p text:style-name="P21"><text:s text:c="4"/>ShowString = PolyCatenate(ShowString," Koef=",String(Koef), ";" ); </text:p>
      <text:p text:style-name="P21"><text:s text:c="4"/>ShowString = PolyCatenate(ShowString," Q_=",String(Q_), ";" ); </text:p>
      <text:p text:style-name="P21"><text:s text:c="4"/>CommandString = PolyCatenate("SHOW """,ShowString,"""", "" ); </text:p>
      <text:p text:style-name="P21"><text:s text:c="4"/>DoCommand(CommandString);</text:p>
      <text:p text:style-name="P21"><text:s text:c="4"/>Probality_NextRunNumber = Probality_NextRunNumber + 1;</text:p>
      <text:p text:style-name="P21"><text:s text:c="4"/>RETURN CurrentYield;</text:p>
      <text:p text:style-name="P21"/>
      <text:p text:style-name="P21">END;</text:p>
      <text:p text:style-name="P21"/>
      <text:p text:style-name="P21">*******************************************************</text:p>
      <text:p text:style-name="P21">* <text:s text:c="15"/>Run Procedure <text:s text:c="23"/>*</text:p>
      <text:p text:style-name="P21">*******************************************************</text:p>
      <text:p text:style-name="P21">PROCEDURE Probality_test(Run_Number) BEGIN</text:p>
      <text:p text:style-name="P21"><text:s text:c="4"/>DoCommand("CLEAR OFF"); <text:s text:c="5"/>/* Must use OFF to preserve results. */</text:p>
      <text:p text:style-name="P21"/>
      <text:p text:style-name="P21"><text:s text:c="4"/>/* EXPAND THIS RMULT IF YOU HAVE MORE RNGs. */</text:p>
      <text:p text:style-name="P21"><text:s text:c="4"/>/* All Random Number Streams must have new seeds. */</text:p>
      <text:p text:style-name="P21"><text:s text:c="4"/>TEMPORARY CommandString;</text:p>
      <text:p text:style-name="P21"><text:s text:c="4"/>/* Evaluate before passing to DoCommand. */</text:p>
      <text:p text:style-name="P21"><text:s text:c="4"/>CommandString = Catenate("RMULT ",Run_Number#111);</text:p>
      <text:p text:style-name="P21"><text:s text:c="4"/>/* DoCommand compiles the string in Global Context. */ </text:p>
      <text:p text:style-name="P21"><text:s text:c="4"/>DoCommand(CommandString); </text:p>
      <text:p text:style-name="P21"/>
      <text:p text:style-name="P21"><text:s text:c="4"/>/* SET UP YOUR OWN RUN CONDITIONS. */</text:p>
      <text:p text:style-name="P21"><text:s text:c="4"/>DoCommand("START 5000,NP"); <text:s text:c="2"/>/* Get past the Startup Period. */</text:p>
      <text:p text:style-name="P21"><text:s text:c="4"/>DoCommand("RESET"); <text:s text:c="9"/>/* Begin the Measurement Period. */</text:p>
      <text:p text:style-name="P21"><text:s text:c="4"/>DoCommand("START 5000,NP"); <text:s/>/* Run the Simulation. */</text:p>
      <text:p text:style-name="P21">END;</text:p>
      <text:p text:style-name="P21">*******************************************************</text:p>
      <text:p text:style-name="P21"/>
      <text:p text:style-name="P23">Результат: </text:p>
      <text:p text:style-name="P23"><text:s text:c="4"/>_______________________________________________________________________________</text:p>
      <text:p text:style-name="P23"/>
      <text:p text:style-name="P23"><text:s text:c="9"/>Alias<text:tab/> <text:s text:c="4"/>Effect <text:s/><text:tab/> <text:s text:c="3"/>Sum of <text:s/><text:tab/>Degrees of<text:tab/> F - for Only<text:tab/>Critical Value</text:p>
      <text:p text:style-name="P23"><text:s text:c="9"/>Group<text:tab/><text:tab/><text:tab/> <text:s text:c="2"/>Squares<text:tab/>Freedom<text:tab/> <text:s text:c="7"/>Main Effects<text:tab/> of F (p=.05)</text:p>
      <text:p text:style-name="P23"><text:s text:c="4"/>_______________________________________________________________________________</text:p>
      <text:p text:style-name="P23"><text:soft-page-break/></text:p>
      <text:p text:style-name="P23"><text:s text:c="7"/>A <text:s text:c="6"/><text:tab/>0.241<text:tab/> <text:s text:c="3"/>0.116<text:tab/> <text:s text:c="4"/>1<text:tab/><text:tab/> <text:s text:c="4"/>369.142<text:tab/> <text:s text:c="4"/>7.71</text:p>
      <text:p text:style-name="P23"><text:s text:c="7"/>B <text:s text:c="6"/><text:tab/>-0.241<text:tab/> <text:s text:c="3"/>0.116<text:tab/> <text:s text:c="4"/>1<text:tab/><text:tab/> <text:s text:c="4"/>369.090<text:tab/> <text:s text:c="4"/>7.71</text:p>
      <text:p text:style-name="P23"><text:s text:c="7"/>AB <text:s text:c="4"/><text:tab/> <text:s text:c="6"/>-0.005<text:tab/></text:p>
      <text:p text:style-name="P23"><text:s text:c="7"/>C <text:s text:c="6"/><text:tab/>0.184<text:tab/> <text:s text:c="3"/>0.068<text:tab/> <text:s text:c="4"/>1<text:tab/><text:tab/> <text:s text:c="4"/>215.773<text:tab/> <text:s text:c="4"/>7.71</text:p>
      <text:p text:style-name="P23"><text:s text:c="7"/>AC <text:s text:c="4"/><text:tab/> <text:s text:c="6"/>0.004<text:tab/></text:p>
      <text:p text:style-name="P23"><text:s text:c="7"/>BC <text:s text:c="4"/><text:tab/> <text:s text:c="5"/>-0.004<text:tab/></text:p>
      <text:p text:style-name="P23"><text:s text:c="7"/>ABC <text:s text:c="2"/><text:tab/> <text:s text:c="6"/>0.024<text:tab/></text:p>
      <text:p text:style-name="P23"><text:s text:c="4"/>_______________________________________________________________________________</text:p>
      <text:p text:style-name="P23"/>
      <text:p text:style-name="P23"><text:s text:c="7"/>Error <text:tab/><text:tab/><text:tab/> <text:s text:c="6"/>0.001<text:tab/> <text:s text:c="4"/>4</text:p>
      <text:p text:style-name="P23"><text:s text:c="7"/>Total <text:tab/><text:tab/><text:tab/> <text:s text:c="6"/>0.301<text:tab/> <text:s text:c="4"/>7</text:p>
      <text:p text:style-name="P23"><text:s text:c="7"/>Grand Mean<text:tab/> <text:s text:c="6"/>0.481</text:p>
      <text:p text:style-name="P23"><text:s text:c="4"/>_______________________________________________________________________________</text:p>
      <text:p text:style-name="P23"/>
      <text:p text:style-name="P25">Видно, что наиболее значимы параметры A и B ( T_ и Koeff). Они больше всего влияют на вероятность обработки.</text:p>
      <text:p text:style-name="P25"/>
      <text:p text:style-name="P25"/>
      <text:p text:style-name="P26"><text:span text:style-name="T8">Задача 2.</text:span></text:p>
      <text:p text:style-name="P27"><text:span text:style-name="T9">Код решения:</text:span></text:p>
      <text:p text:style-name="P22">Tn_<text:tab/>EQU<text:tab/>35<text:tab/></text:p>
      <text:p text:style-name="P22">T1<text:tab/>EQU<text:tab/>30<text:tab/></text:p>
      <text:p text:style-name="P22">T2 <text:tab/>EQU <text:tab/>25 </text:p>
      <text:p text:style-name="P22">T3 <text:tab/>EQU <text:tab/>35 </text:p>
      <text:p text:style-name="P22">To3<text:tab/>EQU<text:tab/>6<text:tab/></text:p>
      <text:p text:style-name="P22">Tk1<text:tab/>EQU<text:tab/>4<text:tab/></text:p>
      <text:p text:style-name="P22">Tk2<text:tab/>EQU<text:tab/>5<text:tab/></text:p>
      <text:p text:style-name="P22">Tk3<text:tab/>EQU<text:tab/>15</text:p>
      <text:p text:style-name="P22">K1<text:tab/>EQU<text:tab/>1</text:p>
      <text:p text:style-name="P22">Tok3<text:tab/>EQU<text:tab/>2<text:tab/></text:p>
      <text:p text:style-name="P22">Tk<text:tab/>EQU<text:tab/>8<text:tab/></text:p>
      <text:p text:style-name="P22">q1_<text:tab/>EQU<text:tab/>.12<text:tab/></text:p>
      <text:p text:style-name="P22">q2_<text:tab/>EQU<text:tab/>.15<text:tab/></text:p>
      <text:p text:style-name="P22">q3_<text:tab/>EQU<text:tab/>.10<text:tab/></text:p>
      <text:p text:style-name="P22">q4_<text:tab/>EQU<text:tab/>.80<text:tab/></text:p>
      <text:p text:style-name="P22">Det<text:tab/>EQU<text:tab/>4<text:tab/></text:p>
      <text:p text:style-name="P22"/>
      <text:p text:style-name="P22">Pod<text:tab/>FUNCTION<text:tab/>RN10,D6</text:p>
      <text:p text:style-name="P22">.05,10/.18,14/.34,21/.56,22/.85,28/1,25</text:p>
      <text:p text:style-name="P22"/>
      <text:p text:style-name="P22"><text:tab/>GENERATE (Exponential(1,0,Tn_))<text:tab/></text:p>
      <text:p text:style-name="P22"/>
      <text:p text:style-name="P22"><text:tab/>QUEUE<text:tab/>Pod<text:tab/></text:p>
      <text:p text:style-name="P22"><text:tab/>SEIZE<text:tab/>Pod<text:tab/></text:p>
      <text:p text:style-name="P22"><text:tab/>DEPART<text:tab/>Pod<text:tab/></text:p>
      <text:p text:style-name="P22"><text:tab/>ADVANCE<text:tab/>(Exponential(34,0,FN$Pod))<text:tab/></text:p>
      <text:p text:style-name="P22"><text:tab/>RELEASE<text:tab/>Pod<text:tab/></text:p>
      <text:p text:style-name="P22"/>
      <text:p text:style-name="P22">DCount<text:tab/>ASSIGN<text:tab/>1,1<text:tab/></text:p>
      <text:p text:style-name="P22"><text:tab/>ASSIGN<text:tab/>2,1<text:tab/></text:p>
      <text:p text:style-name="P22">Oper1 QUEUE<text:tab/>P2<text:tab/></text:p>
      <text:p text:style-name="P22"><text:tab/>SEIZE<text:tab/>Konveer1<text:tab/></text:p>
      <text:p text:style-name="P22"><text:tab/>DEPART<text:tab/>P2<text:tab/></text:p>
      <text:p text:style-name="P22"><text:tab/>ADVANCE<text:tab/>(Exponential(23,0,T1)) </text:p>
      <text:p text:style-name="P22"><text:tab/>RELEASE<text:tab/>Konveer1<text:tab/></text:p>
      <text:p text:style-name="P22"><text:tab/>ADVANCE<text:tab/>(Exponential(23,0,Tk1)) </text:p>
      <text:p text:style-name="P22"><text:tab/>TRANSFER q1_,,Sboi<text:tab/></text:p>
      <text:p text:style-name="P22"/>
      <text:p text:style-name="P22"><text:tab/>ASSIGN<text:tab/>2,2<text:tab/></text:p>
      <text:p text:style-name="P22">Oper2 QUEUE<text:tab/>P2<text:tab/></text:p>
      <text:p text:style-name="P22"><text:tab/>SEIZE<text:tab/>Konveer2<text:tab/></text:p>
      <text:p text:style-name="P22"><text:tab/>DEPART P2<text:tab/></text:p>
      <text:p text:style-name="P22"><text:tab/>ADVANCE<text:tab/>(Exponential(23,0,T2)) </text:p>
      <text:p text:style-name="P22"><text:tab/>RELEASE<text:tab/>Konveer2<text:tab/></text:p>
      <text:p text:style-name="P22"><text:tab/>ADVANCE<text:tab/>(Exponential(23,0,Tk2)) </text:p>
      <text:p text:style-name="P22"><text:tab/>TRANSFER q2_,,Sboi<text:tab/></text:p>
      <text:p text:style-name="P22"/>
      <text:p text:style-name="P22"><text:tab/>ASSIGN<text:tab/>2,3<text:tab/></text:p>
      <text:p text:style-name="P22">Oper3 QUEUE<text:tab/>P2<text:tab/></text:p>
      <text:p text:style-name="P22"><text:tab/>SEIZE<text:tab/>Konveer3<text:tab/></text:p>
      <text:p text:style-name="P22"><text:tab/>DEPART<text:tab/>P2<text:tab/></text:p>
      <text:p text:style-name="P22"><text:soft-page-break/><text:tab/>ADVANCE<text:tab/>(Normal(20,(T3#K1),(To3#K1))) </text:p>
      <text:p text:style-name="P22"><text:tab/>RELEASE<text:tab/>Konveer3<text:tab/></text:p>
      <text:p text:style-name="P22"><text:tab/>ADVANCE<text:tab/>(Normal(20,Tk3,Tok3)) </text:p>
      <text:p text:style-name="P22"><text:tab/>TRANSFER q3_,,Sboi<text:tab/></text:p>
      <text:p text:style-name="P22"><text:tab/>TRANSFER ,Met2<text:tab/></text:p>
      <text:p text:style-name="P22"/>
      <text:p text:style-name="P22">Sboi<text:tab/>QUEUE<text:tab/>Kont<text:tab/></text:p>
      <text:p text:style-name="P22"><text:tab/>SEIZE<text:tab/>Kontr<text:tab/></text:p>
      <text:p text:style-name="P22"><text:tab/>DEPART<text:tab/>Kont<text:tab/></text:p>
      <text:p text:style-name="P22"><text:tab/>ADVANCE<text:tab/>(Exponential(23,0,Tk)) </text:p>
      <text:p text:style-name="P22"><text:tab/>RELEASE<text:tab/>Kontr<text:tab/></text:p>
      <text:p text:style-name="P22"><text:tab/>TRANSFER q4_,,EndOper </text:p>
      <text:p text:style-name="P22"><text:tab/>TEST E<text:tab/>P1,1,EndOper</text:p>
      <text:p text:style-name="P22"><text:tab/>ASSIGN<text:tab/>1,2<text:tab/></text:p>
      <text:p text:style-name="P22">Met1<text:tab/>TRANSFER ,(Met1+P2)</text:p>
      <text:p text:style-name="P22"><text:tab/>TRANSFER ,Oper1 </text:p>
      <text:p text:style-name="P22"><text:tab/>TRANSFER ,Oper2 </text:p>
      <text:p text:style-name="P22"><text:tab/>TRANSFER ,Oper3<text:tab/></text:p>
      <text:p text:style-name="P22">EndOper<text:tab/>TERMINATE<text:tab/></text:p>
      <text:p text:style-name="P22"/>
      <text:p text:style-name="P22">Met2<text:tab/>TEST L<text:tab/>X$Prog,TG1,Met3<text:tab/></text:p>
      <text:p text:style-name="P22"><text:tab/>SAVEVALUE<text:tab/>Prog,TG1<text:tab/></text:p>
      <text:p text:style-name="P22"><text:tab/>SAVEVALUE<text:tab/>NDet,0<text:tab/></text:p>
      <text:p text:style-name="P22">Met3<text:tab/>SAVEVALUE<text:tab/>NDet+,1<text:tab/></text:p>
      <text:p text:style-name="P22"><text:tab/>TEST E<text:tab/>X$NDet,Det,Ter1<text:tab/></text:p>
      <text:p text:style-name="P22"><text:tab/>TEST E<text:tab/>TG1,1,Met4<text:tab/></text:p>
      <text:p text:style-name="P22"><text:tab/></text:p>
      <text:p text:style-name="P22"><text:tab/>SAVEVALUE<text:tab/>Brak,(INT(N$EndOper/X$Prog)) </text:p>
      <text:p text:style-name="P22"><text:tab/>SAVEVALUE<text:tab/>DoljaBrak,(X$Brak/(X$Brak+Det))<text:tab/></text:p>
      <text:p text:style-name="P22"><text:tab/>SAVEVALUE<text:tab/>DoljaDet,(Det/(X$Brak+Det)) </text:p>
      <text:p text:style-name="P22"><text:tab/>SAVEVALUE<text:tab/>AC3,(AC1-X$AC2)</text:p>
      <text:p text:style-name="P22"><text:tab/>SAVEVALUE<text:tab/>TDet,((X$AC3/X$Prog)/60)<text:tab/></text:p>
      <text:p text:style-name="P22"><text:tab/>SAVEVALUE SDet,((X$TDet/X$NDet)#60)<text:tab/></text:p>
      <text:p text:style-name="P22"><text:tab/>SAVEVALUE<text:tab/>AC2,AC1</text:p>
      <text:p text:style-name="P22"><text:tab/>SAVEVALUE<text:tab/>X$Prog,0</text:p>
      <text:p text:style-name="P22">Met4<text:tab/>SAVEVALUE<text:tab/>NDet,0<text:tab/></text:p>
      <text:p text:style-name="P22"><text:tab/>TERMINATE<text:tab/>1<text:tab/></text:p>
      <text:p text:style-name="P22">Ter1<text:tab/>TERMINATE<text:tab/></text:p>
      <text:p text:style-name="P22"/>
      <text:p text:style-name="P22">START 5000</text:p>
      <text:p text:style-name="P22"/>
      <text:p text:style-name="P22">*******************************************************</text:p>
      <text:p text:style-name="P22">* <text:s text:c="52"/>*</text:p>
      <text:p text:style-name="P22">* <text:s text:c="19"/>DET_BRAK <text:s text:c="24"/>*</text:p>
      <text:p text:style-name="P22">* <text:s text:c="9"/>Factorial Screening Experiment <text:s text:c="12"/>*</text:p>
      <text:p text:style-name="P22">* <text:s text:c="52"/>*</text:p>
      <text:p text:style-name="P22">*******************************************************</text:p>
      <text:p text:style-name="P22">DET_BRAK_Results MATRIX ,2,2,2,2</text:p>
      <text:p text:style-name="P22">INITIAL DET_BRAK_Results,UNSPECIFIED</text:p>
      <text:p text:style-name="P22">DET_BRAK_NextRunNumber EQU<text:tab/>0</text:p>
      <text:p text:style-name="P22"/>
      <text:p text:style-name="P22">EXPERIMENT DET_BRAK() BEGIN</text:p>
      <text:p text:style-name="P22"/>
      <text:p text:style-name="P22"><text:tab/>/* <text:s/>Run 1 <text:s/>*/</text:p>
      <text:p text:style-name="P22"><text:tab/>q1_ = 0.1;</text:p>
      <text:p text:style-name="P22"><text:tab/>q2_ = 0.15;</text:p>
      <text:p text:style-name="P22"><text:tab/>q3_ = 0.1;</text:p>
      <text:p text:style-name="P22"><text:tab/>q4_ = 0.2;</text:p>
      <text:p text:style-name="P22"><text:tab/>IF (StringCompare(DataType(DET_BRAK_Results[1,1,1,1]),"UNSPECIFIED")'E'0)</text:p>
      <text:p text:style-name="P22"><text:tab/>THEN BEGIN</text:p>
      <text:p text:style-name="P22"><text:tab/> <text:s text:c="3"/>/* <text:s/>Set the Run Number Variable at the beginning. */</text:p>
      <text:p text:style-name="P22"/>
      <text:p text:style-name="P22"><text:tab/> <text:s text:c="3"/>DET_BRAK_NextRunNumber = 1;</text:p>
      <text:p text:style-name="P22"><text:tab/> <text:s text:c="3"/>/* <text:s/>Log the Run and Execute the Simulation */</text:p>
      <text:p text:style-name="P22"><text:tab/> <text:s text:c="3"/>DET_BRAK_GetResult();</text:p>
      <text:p text:style-name="P22"><text:tab/> <text:s text:c="3"/>DET_BRAK_Results[1,1,1,1] = ((X$AC3/X$Prog)/60);</text:p>
      <text:p text:style-name="P22"><text:tab/>END;</text:p>
      <text:p text:style-name="P22"/>
      <text:p text:style-name="P22"><text:tab/>/* <text:s/>Run 2 <text:s/>*/</text:p>
      <text:p text:style-name="P22"><text:tab/>q1_ = 0.1;</text:p>
      <text:p text:style-name="P22"><text:tab/>q2_ = 0.15;</text:p>
      <text:p text:style-name="P22"><text:tab/>q3_ = 0.1;</text:p>
      <text:p text:style-name="P22"><text:tab/>q4_ = 0.9;</text:p>
      <text:p text:style-name="P22"><text:tab/>IF (StringCompare(DataType(DET_BRAK_Results[1,1,1,2]),"UNSPECIFIED")'E'0)</text:p>
      <text:p text:style-name="P22"><text:tab/>THEN BEGIN</text:p>
      <text:p text:style-name="P22"><text:tab/> <text:s text:c="3"/>/* <text:s/>Log the Run and Execute the Simulation */</text:p>
      <text:p text:style-name="P22"><text:tab/> <text:s text:c="3"/>DET_BRAK_GetResult();</text:p>
      <text:p text:style-name="P22"><text:soft-page-break/><text:tab/> <text:s text:c="3"/>DET_BRAK_Results[1,1,1,2] = ((X$AC3/X$Prog)/60);</text:p>
      <text:p text:style-name="P22"><text:tab/>END;</text:p>
      <text:p text:style-name="P22"/>
      <text:p text:style-name="P22"><text:tab/>/* <text:s/>Run 3 <text:s/>*/</text:p>
      <text:p text:style-name="P22"><text:tab/>q1_ = 0.1;</text:p>
      <text:p text:style-name="P22"><text:tab/>q2_ = 0.15;</text:p>
      <text:p text:style-name="P22"><text:tab/>q3_ = 0.2;</text:p>
      <text:p text:style-name="P22"><text:tab/>q4_ = 0.2;</text:p>
      <text:p text:style-name="P22"><text:tab/>IF (StringCompare(DataType(DET_BRAK_Results[1,1,2,1]),"UNSPECIFIED")'E'0)</text:p>
      <text:p text:style-name="P22"><text:tab/>THEN BEGIN</text:p>
      <text:p text:style-name="P22"><text:tab/> <text:s text:c="3"/>/* <text:s/>Log the Run and Execute the Simulation */</text:p>
      <text:p text:style-name="P22"><text:tab/> <text:s text:c="3"/>DET_BRAK_GetResult();</text:p>
      <text:p text:style-name="P22"><text:tab/> <text:s text:c="3"/>DET_BRAK_Results[1,1,2,1] = ((X$AC3/X$Prog)/60);</text:p>
      <text:p text:style-name="P22"><text:tab/>END;</text:p>
      <text:p text:style-name="P22"/>
      <text:p text:style-name="P22"><text:tab/>/* <text:s/>Run 4 <text:s/>*/</text:p>
      <text:p text:style-name="P22"><text:tab/>q1_ = 0.1;</text:p>
      <text:p text:style-name="P22"><text:tab/>q2_ = 0.15;</text:p>
      <text:p text:style-name="P22"><text:tab/>q3_ = 0.2;</text:p>
      <text:p text:style-name="P22"><text:tab/>q4_ = 0.9;</text:p>
      <text:p text:style-name="P22"><text:tab/>IF (StringCompare(DataType(DET_BRAK_Results[1,1,2,2]),"UNSPECIFIED")'E'0)</text:p>
      <text:p text:style-name="P22"><text:tab/>THEN BEGIN</text:p>
      <text:p text:style-name="P22"><text:tab/> <text:s text:c="3"/>/* <text:s/>Log the Run and Execute the Simulation */</text:p>
      <text:p text:style-name="P22"><text:tab/> <text:s text:c="3"/>DET_BRAK_GetResult();</text:p>
      <text:p text:style-name="P22"><text:tab/> <text:s text:c="3"/>DET_BRAK_Results[1,1,2,2] = ((X$AC3/X$Prog)/60);</text:p>
      <text:p text:style-name="P22"><text:tab/>END;</text:p>
      <text:p text:style-name="P22"/>
      <text:p text:style-name="P22"><text:tab/>/* <text:s/>Run 5 <text:s/>*/</text:p>
      <text:p text:style-name="P22"><text:tab/>q1_ = 0.1;</text:p>
      <text:p text:style-name="P22"><text:tab/>q2_ = 0.35;</text:p>
      <text:p text:style-name="P22"><text:tab/>q3_ = 0.1;</text:p>
      <text:p text:style-name="P22"><text:tab/>q4_ = 0.2;</text:p>
      <text:p text:style-name="P22"><text:tab/>IF (StringCompare(DataType(DET_BRAK_Results[1,2,1,1]),"UNSPECIFIED")'E'0)</text:p>
      <text:p text:style-name="P22"><text:tab/>THEN BEGIN</text:p>
      <text:p text:style-name="P22"><text:tab/> <text:s text:c="3"/>/* <text:s/>Log the Run and Execute the Simulation */</text:p>
      <text:p text:style-name="P22"><text:tab/> <text:s text:c="3"/>DET_BRAK_GetResult();</text:p>
      <text:p text:style-name="P22"><text:tab/> <text:s text:c="3"/>DET_BRAK_Results[1,2,1,1] = ((X$AC3/X$Prog)/60);</text:p>
      <text:p text:style-name="P22"><text:tab/>END;</text:p>
      <text:p text:style-name="P22"/>
      <text:p text:style-name="P22"><text:tab/>/* <text:s/>Run 6 <text:s/>*/</text:p>
      <text:p text:style-name="P22"><text:tab/>q1_ = 0.1;</text:p>
      <text:p text:style-name="P22"><text:tab/>q2_ = 0.35;</text:p>
      <text:p text:style-name="P22"><text:tab/>q3_ = 0.1;</text:p>
      <text:p text:style-name="P22"><text:tab/>q4_ = 0.9;</text:p>
      <text:p text:style-name="P22"><text:tab/>IF (StringCompare(DataType(DET_BRAK_Results[1,2,1,2]),"UNSPECIFIED")'E'0)</text:p>
      <text:p text:style-name="P22"><text:tab/>THEN BEGIN</text:p>
      <text:p text:style-name="P22"><text:tab/> <text:s text:c="3"/>/* <text:s/>Log the Run and Execute the Simulation */</text:p>
      <text:p text:style-name="P22"><text:tab/> <text:s text:c="3"/>DET_BRAK_GetResult();</text:p>
      <text:p text:style-name="P22"><text:tab/> <text:s text:c="3"/>DET_BRAK_Results[1,2,1,2] = ((X$AC3/X$Prog)/60);</text:p>
      <text:p text:style-name="P22"><text:tab/>END;</text:p>
      <text:p text:style-name="P22"/>
      <text:p text:style-name="P22"><text:tab/>/* <text:s/>Run 7 <text:s/>*/</text:p>
      <text:p text:style-name="P22"><text:tab/>q1_ = 0.1;</text:p>
      <text:p text:style-name="P22"><text:tab/>q2_ = 0.35;</text:p>
      <text:p text:style-name="P22"><text:tab/>q3_ = 0.2;</text:p>
      <text:p text:style-name="P22"><text:tab/>q4_ = 0.2;</text:p>
      <text:p text:style-name="P22"><text:tab/>IF (StringCompare(DataType(DET_BRAK_Results[1,2,2,1]),"UNSPECIFIED")'E'0)</text:p>
      <text:p text:style-name="P22"><text:tab/>THEN BEGIN</text:p>
      <text:p text:style-name="P22"><text:tab/> <text:s text:c="3"/>/* <text:s/>Log the Run and Execute the Simulation */</text:p>
      <text:p text:style-name="P22"><text:tab/> <text:s text:c="3"/>DET_BRAK_GetResult();</text:p>
      <text:p text:style-name="P22"><text:tab/> <text:s text:c="3"/>DET_BRAK_Results[1,2,2,1] = ((X$AC3/X$Prog)/60);</text:p>
      <text:p text:style-name="P22"><text:tab/>END;</text:p>
      <text:p text:style-name="P22"/>
      <text:p text:style-name="P22"><text:tab/>/* <text:s/>Run 8 <text:s/>*/</text:p>
      <text:p text:style-name="P22"><text:tab/>q1_ = 0.1;</text:p>
      <text:p text:style-name="P22"><text:tab/>q2_ = 0.35;</text:p>
      <text:p text:style-name="P22"><text:tab/>q3_ = 0.2;</text:p>
      <text:p text:style-name="P22"><text:tab/>q4_ = 0.9;</text:p>
      <text:p text:style-name="P22"><text:tab/>IF (StringCompare(DataType(DET_BRAK_Results[1,2,2,2]),"UNSPECIFIED")'E'0)</text:p>
      <text:p text:style-name="P22"><text:tab/>THEN BEGIN</text:p>
      <text:p text:style-name="P22"><text:tab/> <text:s text:c="3"/>/* <text:s/>Log the Run and Execute the Simulation */</text:p>
      <text:p text:style-name="P22"><text:tab/> <text:s text:c="3"/>DET_BRAK_GetResult();</text:p>
      <text:p text:style-name="P22"><text:tab/> <text:s text:c="3"/>DET_BRAK_Results[1,2,2,2] = ((X$AC3/X$Prog)/60);</text:p>
      <text:p text:style-name="P22"><text:tab/>END;</text:p>
      <text:p text:style-name="P22"/>
      <text:p text:style-name="P22"><text:tab/>/* <text:s/>Run 9 <text:s/>*/</text:p>
      <text:p text:style-name="P22"><text:tab/>q1_ = 0.25;</text:p>
      <text:p text:style-name="P22"><text:soft-page-break/><text:tab/>q2_ = 0.15;</text:p>
      <text:p text:style-name="P22"><text:tab/>q3_ = 0.1;</text:p>
      <text:p text:style-name="P22"><text:tab/>q4_ = 0.2;</text:p>
      <text:p text:style-name="P22"><text:tab/>IF (StringCompare(DataType(DET_BRAK_Results[2,1,1,1]),"UNSPECIFIED")'E'0)</text:p>
      <text:p text:style-name="P22"><text:tab/>THEN BEGIN</text:p>
      <text:p text:style-name="P22"><text:tab/> <text:s text:c="3"/>/* <text:s/>Log the Run and Execute the Simulation */</text:p>
      <text:p text:style-name="P22"><text:tab/> <text:s text:c="3"/>DET_BRAK_GetResult();</text:p>
      <text:p text:style-name="P22"><text:tab/> <text:s text:c="3"/>DET_BRAK_Results[2,1,1,1] = ((X$AC3/X$Prog)/60);</text:p>
      <text:p text:style-name="P22"><text:tab/>END;</text:p>
      <text:p text:style-name="P22"/>
      <text:p text:style-name="P22"><text:tab/>/* <text:s/>Run 10 <text:s/>*/</text:p>
      <text:p text:style-name="P22"><text:tab/>q1_ = 0.25;</text:p>
      <text:p text:style-name="P22"><text:tab/>q2_ = 0.15;</text:p>
      <text:p text:style-name="P22"><text:tab/>q3_ = 0.1;</text:p>
      <text:p text:style-name="P22"><text:tab/>q4_ = 0.9;</text:p>
      <text:p text:style-name="P22"><text:tab/>IF (StringCompare(DataType(DET_BRAK_Results[2,1,1,2]),"UNSPECIFIED")'E'0)</text:p>
      <text:p text:style-name="P22"><text:tab/>THEN BEGIN</text:p>
      <text:p text:style-name="P22"><text:tab/> <text:s text:c="3"/>/* <text:s/>Log the Run and Execute the Simulation */</text:p>
      <text:p text:style-name="P22"><text:tab/> <text:s text:c="3"/>DET_BRAK_GetResult();</text:p>
      <text:p text:style-name="P22"><text:tab/> <text:s text:c="3"/>DET_BRAK_Results[2,1,1,2] = ((X$AC3/X$Prog)/60);</text:p>
      <text:p text:style-name="P22"><text:tab/>END;</text:p>
      <text:p text:style-name="P22"/>
      <text:p text:style-name="P22"><text:tab/>/* <text:s/>Run 11 <text:s/>*/</text:p>
      <text:p text:style-name="P22"><text:tab/>q1_ = 0.25;</text:p>
      <text:p text:style-name="P22"><text:tab/>q2_ = 0.15;</text:p>
      <text:p text:style-name="P22"><text:tab/>q3_ = 0.2;</text:p>
      <text:p text:style-name="P22"><text:tab/>q4_ = 0.2;</text:p>
      <text:p text:style-name="P22"><text:tab/>IF (StringCompare(DataType(DET_BRAK_Results[2,1,2,1]),"UNSPECIFIED")'E'0)</text:p>
      <text:p text:style-name="P22"><text:tab/>THEN BEGIN</text:p>
      <text:p text:style-name="P22"><text:tab/> <text:s text:c="3"/>/* <text:s/>Log the Run and Execute the Simulation */</text:p>
      <text:p text:style-name="P22"><text:tab/> <text:s text:c="3"/>DET_BRAK_GetResult();</text:p>
      <text:p text:style-name="P22"><text:tab/> <text:s text:c="3"/>DET_BRAK_Results[2,1,2,1] = ((X$AC3/X$Prog)/60);</text:p>
      <text:p text:style-name="P22"><text:tab/>END;</text:p>
      <text:p text:style-name="P22"/>
      <text:p text:style-name="P22"><text:tab/>/* <text:s/>Run 12 <text:s/>*/</text:p>
      <text:p text:style-name="P22"><text:tab/>q1_ = 0.25;</text:p>
      <text:p text:style-name="P22"><text:tab/>q2_ = 0.15;</text:p>
      <text:p text:style-name="P22"><text:tab/>q3_ = 0.2;</text:p>
      <text:p text:style-name="P22"><text:tab/>q4_ = 0.9;</text:p>
      <text:p text:style-name="P22"><text:tab/>IF (StringCompare(DataType(DET_BRAK_Results[2,1,2,2]),"UNSPECIFIED")'E'0)</text:p>
      <text:p text:style-name="P22"><text:tab/>THEN BEGIN</text:p>
      <text:p text:style-name="P22"><text:tab/> <text:s text:c="3"/>/* <text:s/>Log the Run and Execute the Simulation */</text:p>
      <text:p text:style-name="P22"><text:tab/> <text:s text:c="3"/>DET_BRAK_GetResult();</text:p>
      <text:p text:style-name="P22"><text:tab/> <text:s text:c="3"/>DET_BRAK_Results[2,1,2,2] = ((X$AC3/X$Prog)/60);</text:p>
      <text:p text:style-name="P22"><text:tab/>END;</text:p>
      <text:p text:style-name="P22"/>
      <text:p text:style-name="P22"><text:tab/>/* <text:s/>Run 13 <text:s/>*/</text:p>
      <text:p text:style-name="P22"><text:tab/>q1_ = 0.25;</text:p>
      <text:p text:style-name="P22"><text:tab/>q2_ = 0.35;</text:p>
      <text:p text:style-name="P22"><text:tab/>q3_ = 0.1;</text:p>
      <text:p text:style-name="P22"><text:tab/>q4_ = 0.2;</text:p>
      <text:p text:style-name="P22"><text:tab/>IF (StringCompare(DataType(DET_BRAK_Results[2,2,1,1]),"UNSPECIFIED")'E'0)</text:p>
      <text:p text:style-name="P22"><text:tab/>THEN BEGIN</text:p>
      <text:p text:style-name="P22"><text:tab/> <text:s text:c="3"/>/* <text:s/>Log the Run and Execute the Simulation */</text:p>
      <text:p text:style-name="P22"><text:tab/> <text:s text:c="3"/>DET_BRAK_GetResult();</text:p>
      <text:p text:style-name="P22"><text:tab/> <text:s text:c="3"/>DET_BRAK_Results[2,2,1,1] = ((X$AC3/X$Prog)/60);</text:p>
      <text:p text:style-name="P22"><text:tab/>END;</text:p>
      <text:p text:style-name="P22"/>
      <text:p text:style-name="P22"><text:tab/>/* <text:s/>Run 14 <text:s/>*/</text:p>
      <text:p text:style-name="P22"><text:tab/>q1_ = 0.25;</text:p>
      <text:p text:style-name="P22"><text:tab/>q2_ = 0.35;</text:p>
      <text:p text:style-name="P22"><text:tab/>q3_ = 0.1;</text:p>
      <text:p text:style-name="P22"><text:tab/>q4_ = 0.9;</text:p>
      <text:p text:style-name="P22"><text:tab/>IF (StringCompare(DataType(DET_BRAK_Results[2,2,1,2]),"UNSPECIFIED")'E'0)</text:p>
      <text:p text:style-name="P22"><text:tab/>THEN BEGIN</text:p>
      <text:p text:style-name="P22"><text:tab/> <text:s text:c="3"/>/* <text:s/>Log the Run and Execute the Simulation */</text:p>
      <text:p text:style-name="P22"><text:tab/> <text:s text:c="3"/>DET_BRAK_GetResult();</text:p>
      <text:p text:style-name="P22"><text:tab/> <text:s text:c="3"/>DET_BRAK_Results[2,2,1,2] = ((X$AC3/X$Prog)/60);</text:p>
      <text:p text:style-name="P22"><text:tab/>END;</text:p>
      <text:p text:style-name="P22"/>
      <text:p text:style-name="P22"><text:tab/>/* <text:s/>Run 15 <text:s/>*/</text:p>
      <text:p text:style-name="P22"><text:tab/>q1_ = 0.25;</text:p>
      <text:p text:style-name="P22"><text:tab/>q2_ = 0.35;</text:p>
      <text:p text:style-name="P22"><text:tab/>q3_ = 0.2;</text:p>
      <text:p text:style-name="P22"><text:tab/>q4_ = 0.2;</text:p>
      <text:p text:style-name="P22"><text:tab/>IF (StringCompare(DataType(DET_BRAK_Results[2,2,2,1]),"UNSPECIFIED")'E'0)</text:p>
      <text:p text:style-name="P22"><text:tab/>THEN BEGIN</text:p>
      <text:p text:style-name="P22"><text:soft-page-break/><text:tab/> <text:s text:c="3"/>/* <text:s/>Log the Run and Execute the Simulation */</text:p>
      <text:p text:style-name="P22"><text:tab/> <text:s text:c="3"/>DET_BRAK_GetResult();</text:p>
      <text:p text:style-name="P22"><text:tab/> <text:s text:c="3"/>DET_BRAK_Results[2,2,2,1] = ((X$AC3/X$Prog)/60);</text:p>
      <text:p text:style-name="P22"><text:tab/>END;</text:p>
      <text:p text:style-name="P22"/>
      <text:p text:style-name="P22"><text:tab/>/* <text:s/>Run 16 <text:s/>*/</text:p>
      <text:p text:style-name="P22"><text:tab/>q1_ = 0.25;</text:p>
      <text:p text:style-name="P22"><text:tab/>q2_ = 0.35;</text:p>
      <text:p text:style-name="P22"><text:tab/>q3_ = 0.2;</text:p>
      <text:p text:style-name="P22"><text:tab/>q4_ = 0.9;</text:p>
      <text:p text:style-name="P22"><text:tab/>IF (StringCompare(DataType(DET_BRAK_Results[2,2,2,2]),"UNSPECIFIED")'E'0)</text:p>
      <text:p text:style-name="P22"><text:tab/>THEN BEGIN</text:p>
      <text:p text:style-name="P22"><text:tab/> <text:s text:c="3"/>/* <text:s/>Log the Run and Execute the Simulation */</text:p>
      <text:p text:style-name="P22"><text:tab/> <text:s text:c="3"/>DET_BRAK_GetResult();</text:p>
      <text:p text:style-name="P22"><text:tab/> <text:s text:c="3"/>DET_BRAK_Results[2,2,2,2] = ((X$AC3/X$Prog)/60);</text:p>
      <text:p text:style-name="P22"><text:tab/>END;</text:p>
      <text:p text:style-name="P22"/>
      <text:p text:style-name="P22"><text:tab/>/* <text:s/>Aliased Effects in Fractional Factorial Experiment */</text:p>
      <text:p text:style-name="P22"><text:tab/>SE_Effects(DET_BRAK_Results,"I");</text:p>
      <text:p text:style-name="P22"/>
      <text:p text:style-name="P22">END;</text:p>
      <text:p text:style-name="P22"/>
      <text:p text:style-name="P22"/>
      <text:p text:style-name="P22"/>
      <text:p text:style-name="P22">*******************************************************</text:p>
      <text:p text:style-name="P22">* <text:s text:c="9"/>The Run Execution Procedure <text:s text:c="15"/>*</text:p>
      <text:p text:style-name="P22">*******************************************************</text:p>
      <text:p text:style-name="P22"/>
      <text:p text:style-name="P22">PROCEDURE DET_BRAK_GetResult() BEGIN</text:p>
      <text:p text:style-name="P22"/>
      <text:p text:style-name="P22"><text:s text:c="4"/>/* <text:s text:c="3"/>Run Simulation and Log Results. <text:s/>*/</text:p>
      <text:p text:style-name="P22"><text:s text:c="4"/>/* <text:s text:c="3"/>Treatments have already been set for this run. <text:s/>*/</text:p>
      <text:p text:style-name="P22"/>
      <text:p text:style-name="P22"><text:s text:c="4"/>TEMPORARY CurrentYield,ShowString,CommandString;</text:p>
      <text:p text:style-name="P22"/>
      <text:p text:style-name="P22"><text:s text:c="4"/>/* <text:s/>Run Procedure Call */</text:p>
      <text:p text:style-name="P22"/>
      <text:p text:style-name="P22"><text:s text:c="4"/>DET_BRAK_PROC(DET_BRAK_NextRunNumber);</text:p>
      <text:p text:style-name="P22"><text:s text:c="4"/>CurrentYield = ((X$AC3/X$Prog)/60);</text:p>
      <text:p text:style-name="P22"><text:s text:c="4"/>ShowString = PolyCatenate("Run ",String(DET_BRAK_NextRunNumber),". ", "" ); </text:p>
      <text:p text:style-name="P22"/>
      <text:p text:style-name="P22"><text:s text:c="4"/>ShowString = PolyCatenate(ShowString," <text:s/>Yield=",String(CurrentYield),". "); </text:p>
      <text:p text:style-name="P22"><text:s text:c="4"/>ShowString = PolyCatenate(ShowString," q1_=",String(q1_), ";" ); </text:p>
      <text:p text:style-name="P22"><text:s text:c="4"/>ShowString = PolyCatenate(ShowString," q2_=",String(q2_), ";" ); </text:p>
      <text:p text:style-name="P22"><text:s text:c="4"/>ShowString = PolyCatenate(ShowString," q3_=",String(q3_), ";" ); </text:p>
      <text:p text:style-name="P22"><text:s text:c="4"/>ShowString = PolyCatenate(ShowString," q4_=",String(q4_), ";"); </text:p>
      <text:p text:style-name="P22"><text:s text:c="4"/>CommandString = PolyCatenate("SHOW """,ShowString,"""", "" ); </text:p>
      <text:p text:style-name="P22"><text:s text:c="4"/>DoCommand(CommandString);</text:p>
      <text:p text:style-name="P22"><text:s text:c="4"/>DET_BRAK_NextRunNumber = DET_BRAK_NextRunNumber + 1;</text:p>
      <text:p text:style-name="P22"><text:s text:c="4"/>RETURN CurrentYield;</text:p>
      <text:p text:style-name="P22"/>
      <text:p text:style-name="P22">END;</text:p>
      <text:p text:style-name="P22"/>
      <text:p text:style-name="P22">*******************************************************</text:p>
      <text:p text:style-name="P22">* <text:s text:c="15"/>Run Procedure <text:s text:c="23"/>*</text:p>
      <text:p text:style-name="P22">*******************************************************</text:p>
      <text:p text:style-name="P22">PROCEDURE DET_BRAK_PROC(Run_Number) BEGIN</text:p>
      <text:p text:style-name="P22"><text:s text:c="4"/>DoCommand("CLEAR OFF"); <text:s text:c="5"/>/* Must use OFF to preserve results. */</text:p>
      <text:p text:style-name="P22"/>
      <text:p text:style-name="P22"><text:s text:c="4"/>/* EXPAND THIS RMULT IF YOU HAVE MORE RNGs. */</text:p>
      <text:p text:style-name="P22"><text:s text:c="4"/>/* All Random Number Streams must have new seeds. */</text:p>
      <text:p text:style-name="P22"><text:s text:c="4"/>TEMPORARY CommandString;</text:p>
      <text:p text:style-name="P22"><text:s text:c="4"/>/* Evaluate before passing to DoCommand. */</text:p>
      <text:p text:style-name="P22"><text:s text:c="4"/>CommandString = Catenate("RMULT ",Run_Number#111);</text:p>
      <text:p text:style-name="P22"><text:s text:c="4"/>/* DoCommand compiles the string in Global Context. */ </text:p>
      <text:p text:style-name="P22"><text:s text:c="4"/>DoCommand(CommandString); </text:p>
      <text:p text:style-name="P22"/>
      <text:p text:style-name="P22"><text:s text:c="4"/>/* SET UP YOUR OWN RUN CONDITIONS. */</text:p>
      <text:p text:style-name="P22"><text:s text:c="4"/>DoCommand("START 100,NP"); <text:s text:c="2"/>/* Get past the Startup Period. */</text:p>
      <text:p text:style-name="P22"><text:s text:c="4"/>DoCommand("RESET"); <text:s text:c="9"/>/* Begin the Measurement Period. */</text:p>
      <text:p text:style-name="P22"><text:s text:c="4"/>DoCommand("START 1000,NP"); <text:s/>/* Run the Simulation. */</text:p>
      <text:p text:style-name="P22">END;</text:p>
      <text:p text:style-name="P22">*******************************************************</text:p>
      <text:p text:style-name="P27"><text:span text:style-name="T9"/></text:p>
      <text:p text:style-name="P27"><text:span text:style-name="T9">Результат:</text:span></text:p>
      <text:p text:style-name="P22"><text:soft-page-break/></text:p>
      <text:p text:style-name="P22"><text:s text:c="14"/>GPSS World Simulation Report - lab4_2.3.1</text:p>
      <text:p text:style-name="P22"/>
      <text:p text:style-name="P22"/>
      <text:p text:style-name="P22"><text:s text:c="19"/>Friday, December 13, 2013 14:42:44 <text:s/></text:p>
      <text:p text:style-name="P22"/>
      <text:p text:style-name="P22"><text:s text:c="11"/>START TIME <text:s text:c="10"/>END TIME <text:s/>BLOCKS <text:s/>FACILITIES <text:s/>STORAGES</text:p>
      <text:p text:style-name="P22"><text:s text:c="16"/>0.000 <text:s text:c="8"/>961652.932 <text:s text:c="3"/>62 <text:s text:c="7"/>5 <text:s text:c="9"/>0</text:p>
      <text:p text:style-name="P22"/>
      <text:p text:style-name="P22"/>
      <text:p text:style-name="P22"><text:s text:c="14"/>NAME <text:s text:c="22"/>VALUE <text:s/></text:p>
      <text:p text:style-name="P22"><text:s text:c="10"/>AC2 <text:s text:c="24"/>10031.000</text:p>
      <text:p text:style-name="P22"><text:s text:c="10"/>AC3 <text:s text:c="24"/>10030.000</text:p>
      <text:p text:style-name="P22"><text:s text:c="10"/>BRAK <text:s text:c="23"/>10027.000</text:p>
      <text:p text:style-name="P22"><text:s text:c="10"/>COMMANDSTRING <text:s text:c="14"/>UNSPECIFIED</text:p>
      <text:p text:style-name="P22"><text:s text:c="10"/>CURRENTYIELD <text:s text:c="15"/>UNSPECIFIED</text:p>
      <text:p text:style-name="P22"><text:s text:c="10"/>DCOUNT <text:s text:c="25"/>7.000</text:p>
      <text:p text:style-name="P22"><text:s text:c="10"/>DET <text:s text:c="28"/>4.000</text:p>
      <text:p text:style-name="P22"><text:s text:c="10"/>DET_BRAK <text:s text:c="19"/>10000.000</text:p>
      <text:p text:style-name="P22"><text:s text:c="10"/>DET_BRAK_GETRESULT <text:s text:c="9"/>10001.000</text:p>
      <text:p text:style-name="P22"><text:s text:c="10"/>DET_BRAK_NEXTRUNNUMBER <text:s text:c="5"/>UNSPECIFIED</text:p>
      <text:p text:style-name="P22"><text:s text:c="10"/>DET_BRAK_PROC <text:s text:c="14"/>10002.000</text:p>
      <text:p text:style-name="P22"><text:s text:c="10"/>DET_BRAK_RESULTS <text:s text:c="11"/>UNSPECIFIED</text:p>
      <text:p text:style-name="P22"><text:s text:c="10"/>DOLJABRAK <text:s text:c="18"/>10028.000</text:p>
      <text:p text:style-name="P22"><text:s text:c="10"/>DOLJADET <text:s text:c="19"/>10029.000</text:p>
      <text:p text:style-name="P22"><text:s text:c="10"/>ENDOPER <text:s text:c="23"/>45.000</text:p>
      <text:p text:style-name="P22"><text:s text:c="10"/>K1 <text:s text:c="29"/>1.000</text:p>
      <text:p text:style-name="P22"><text:s text:c="10"/>KONT <text:s text:c="23"/>10022.000</text:p>
      <text:p text:style-name="P22"><text:s text:c="10"/>KONTR <text:s text:c="22"/>10023.000</text:p>
      <text:p text:style-name="P22"><text:s text:c="10"/>KONVEER1 <text:s text:c="19"/>10020.000</text:p>
      <text:p text:style-name="P22"><text:s text:c="10"/>KONVEER2 <text:s text:c="19"/>10021.000</text:p>
      <text:p text:style-name="P22"><text:s text:c="10"/>KONVEER3 <text:s text:c="19"/>10024.000</text:p>
      <text:p text:style-name="P22"><text:s text:c="10"/>MET1 <text:s text:c="26"/>41.000</text:p>
      <text:p text:style-name="P22"><text:s text:c="10"/>MET2 <text:s text:c="26"/>46.000</text:p>
      <text:p text:style-name="P22"><text:s text:c="10"/>MET3 <text:s text:c="26"/>49.000</text:p>
      <text:p text:style-name="P22"><text:s text:c="10"/>MET4 <text:s text:c="26"/>60.000</text:p>
      <text:p text:style-name="P22"><text:s text:c="10"/>NDET <text:s text:c="23"/>10026.000</text:p>
      <text:p text:style-name="P22"><text:s text:c="10"/>OPER1 <text:s text:c="26"/>9.000</text:p>
      <text:p text:style-name="P22"><text:s text:c="10"/>OPER2 <text:s text:c="25"/>17.000</text:p>
      <text:p text:style-name="P22"><text:s text:c="10"/>OPER3 <text:s text:c="25"/>25.000</text:p>
      <text:p text:style-name="P22"><text:s text:c="10"/>POD <text:s text:c="24"/>10019.000</text:p>
      <text:p text:style-name="P22"><text:s text:c="10"/>PROG <text:s text:c="23"/>10025.000</text:p>
      <text:p text:style-name="P22"><text:s text:c="10"/>Q1_ <text:s text:c="28"/>0.120</text:p>
      <text:p text:style-name="P22"><text:s text:c="10"/>Q2_ <text:s text:c="28"/>0.150</text:p>
      <text:p text:style-name="P22"><text:s text:c="10"/>Q3_ <text:s text:c="28"/>0.100</text:p>
      <text:p text:style-name="P22"><text:s text:c="10"/>Q4_ <text:s text:c="28"/>0.800</text:p>
      <text:p text:style-name="P22"><text:s text:c="10"/>RUN_NUMBER <text:s text:c="17"/>UNSPECIFIED</text:p>
      <text:p text:style-name="P22"><text:s text:c="10"/>SBOI <text:s text:c="26"/>33.000</text:p>
      <text:p text:style-name="P22"><text:s text:c="10"/>SDET <text:s text:c="23"/>10033.000</text:p>
      <text:p text:style-name="P22"><text:s text:c="10"/>SHOWSTRING <text:s text:c="17"/>UNSPECIFIED</text:p>
      <text:p text:style-name="P22"><text:s text:c="10"/>T1 <text:s text:c="28"/>30.000</text:p>
      <text:p text:style-name="P22"><text:s text:c="10"/>T2 <text:s text:c="28"/>25.000</text:p>
      <text:p text:style-name="P22"><text:s text:c="10"/>T3 <text:s text:c="28"/>35.000</text:p>
      <text:p text:style-name="P22"><text:s text:c="10"/>TDET <text:s text:c="23"/>10032.000</text:p>
      <text:p text:style-name="P22"><text:s text:c="10"/>TER1 <text:s text:c="26"/>62.000</text:p>
      <text:p text:style-name="P22"><text:s text:c="10"/>TK <text:s text:c="29"/>8.000</text:p>
      <text:p text:style-name="P22"><text:s text:c="10"/>TK1 <text:s text:c="28"/>4.000</text:p>
      <text:p text:style-name="P22"><text:s text:c="10"/>TK2 <text:s text:c="28"/>5.000</text:p>
      <text:p text:style-name="P22"><text:s text:c="10"/>TK3 <text:s text:c="27"/>15.000</text:p>
      <text:p text:style-name="P22"><text:s text:c="10"/>TN_ <text:s text:c="27"/>35.000</text:p>
      <text:p text:style-name="P22"><text:s text:c="10"/>TO3 <text:s text:c="28"/>6.000</text:p>
      <text:p text:style-name="P22"><text:s text:c="10"/>TOK3 <text:s text:c="27"/>2.000</text:p>
      <text:p text:style-name="P22"/>
      <text:p text:style-name="P22"/>
      <text:p text:style-name="P22"><text:s/>LABEL <text:s text:c="13"/>LOC <text:s/>BLOCK TYPE <text:s text:c="4"/>ENTRY COUNT CURRENT COUNT RETRY</text:p>
      <text:p text:style-name="P22"><text:s text:c="20"/>1 <text:s text:c="3"/>GENERATE <text:s text:c="8"/>27699 <text:s text:c="12"/>0 <text:s text:c="6"/>0</text:p>
      <text:p text:style-name="P22"><text:s text:c="20"/>2 <text:s text:c="3"/>QUEUE <text:s text:c="11"/>27699 <text:s text:c="12"/>0 <text:s text:c="6"/>0</text:p>
      <text:p text:style-name="P22"><text:s text:c="20"/>3 <text:s text:c="3"/>SEIZE <text:s text:c="11"/>27699 <text:s text:c="12"/>0 <text:s text:c="6"/>0</text:p>
      <text:p text:style-name="P22"><text:s text:c="20"/>4 <text:s text:c="3"/>DEPART <text:s text:c="10"/>27699 <text:s text:c="12"/>0 <text:s text:c="6"/>0</text:p>
      <text:p text:style-name="P22"><text:s text:c="20"/>5 <text:s text:c="3"/>ADVANCE <text:s text:c="9"/>27699 <text:s text:c="12"/>0 <text:s text:c="6"/>0</text:p>
      <text:p text:style-name="P22"><text:s text:c="20"/>6 <text:s text:c="3"/>RELEASE <text:s text:c="9"/>27699 <text:s text:c="12"/>0 <text:s text:c="6"/>0</text:p>
      <text:p text:style-name="P22">DCOUNT <text:s text:c="13"/>7 <text:s text:c="3"/>ASSIGN <text:s text:c="10"/>27699 <text:s text:c="12"/>0 <text:s text:c="6"/>0</text:p>
      <text:p text:style-name="P22"><text:s text:c="20"/>8 <text:s text:c="3"/>ASSIGN <text:s text:c="10"/>27699 <text:s text:c="12"/>0 <text:s text:c="6"/>0</text:p>
      <text:p text:style-name="P22">OPER1 <text:s text:c="14"/>9 <text:s text:c="3"/>QUEUE <text:s text:c="11"/>28367 <text:s text:c="12"/>0 <text:s text:c="6"/>0</text:p>
      <text:p text:style-name="P22"><text:s text:c="19"/>10 <text:s text:c="3"/>SEIZE <text:s text:c="11"/>28367 <text:s text:c="12"/>0 <text:s text:c="6"/>0</text:p>
      <text:p text:style-name="P22"><text:s text:c="19"/>11 <text:s text:c="3"/>DEPART <text:s text:c="10"/>28367 <text:s text:c="12"/>0 <text:s text:c="6"/>0</text:p>
      <text:p text:style-name="P22"><text:s text:c="19"/>12 <text:s text:c="3"/>ADVANCE <text:s text:c="9"/>28367 <text:s text:c="12"/>1 <text:s text:c="6"/>0</text:p>
      <text:p text:style-name="P22"><text:soft-page-break/><text:s text:c="19"/>13 <text:s text:c="3"/>RELEASE <text:s text:c="9"/>28366 <text:s text:c="12"/>0 <text:s text:c="6"/>0</text:p>
      <text:p text:style-name="P22"><text:s text:c="19"/>14 <text:s text:c="3"/>ADVANCE <text:s text:c="9"/>28366 <text:s text:c="12"/>0 <text:s text:c="6"/>0</text:p>
      <text:p text:style-name="P22"><text:s text:c="19"/>15 <text:s text:c="3"/>TRANSFER <text:s text:c="8"/>28366 <text:s text:c="12"/>0 <text:s text:c="6"/>0</text:p>
      <text:p text:style-name="P22"><text:s text:c="19"/>16 <text:s text:c="3"/>ASSIGN <text:s text:c="10"/>24988 <text:s text:c="12"/>0 <text:s text:c="6"/>0</text:p>
      <text:p text:style-name="P22">OPER2 <text:s text:c="13"/>17 <text:s text:c="3"/>QUEUE <text:s text:c="11"/>25722 <text:s text:c="12"/>2 <text:s text:c="6"/>0</text:p>
      <text:p text:style-name="P22"><text:s text:c="19"/>18 <text:s text:c="3"/>SEIZE <text:s text:c="11"/>25720 <text:s text:c="12"/>0 <text:s text:c="6"/>0</text:p>
      <text:p text:style-name="P22"><text:s text:c="19"/>19 <text:s text:c="3"/>DEPART <text:s text:c="10"/>25720 <text:s text:c="12"/>0 <text:s text:c="6"/>0</text:p>
      <text:p text:style-name="P22"><text:s text:c="19"/>20 <text:s text:c="3"/>ADVANCE <text:s text:c="9"/>25720 <text:s text:c="12"/>1 <text:s text:c="6"/>0</text:p>
      <text:p text:style-name="P22"><text:s text:c="19"/>21 <text:s text:c="3"/>RELEASE <text:s text:c="9"/>25719 <text:s text:c="12"/>0 <text:s text:c="6"/>0</text:p>
      <text:p text:style-name="P22"><text:s text:c="19"/>22 <text:s text:c="3"/>ADVANCE <text:s text:c="9"/>25719 <text:s text:c="12"/>0 <text:s text:c="6"/>0</text:p>
      <text:p text:style-name="P22"><text:s text:c="19"/>23 <text:s text:c="3"/>TRANSFER <text:s text:c="8"/>25719 <text:s text:c="12"/>0 <text:s text:c="6"/>0</text:p>
      <text:p text:style-name="P22"><text:s text:c="19"/>24 <text:s text:c="3"/>ASSIGN <text:s text:c="10"/>21764 <text:s text:c="12"/>0 <text:s text:c="6"/>0</text:p>
      <text:p text:style-name="P22">OPER3 <text:s text:c="13"/>25 <text:s text:c="3"/>QUEUE <text:s text:c="11"/>22140 <text:s text:c="12"/>0 <text:s text:c="6"/>0</text:p>
      <text:p text:style-name="P22"><text:s text:c="19"/>26 <text:s text:c="3"/>SEIZE <text:s text:c="11"/>22140 <text:s text:c="12"/>0 <text:s text:c="6"/>0</text:p>
      <text:p text:style-name="P22"><text:s text:c="19"/>27 <text:s text:c="3"/>DEPART <text:s text:c="10"/>22140 <text:s text:c="12"/>0 <text:s text:c="6"/>0</text:p>
      <text:p text:style-name="P22"><text:s text:c="19"/>28 <text:s text:c="3"/>ADVANCE <text:s text:c="9"/>22140 <text:s text:c="12"/>1 <text:s text:c="6"/>0</text:p>
      <text:p text:style-name="P22"><text:s text:c="19"/>29 <text:s text:c="3"/>RELEASE <text:s text:c="9"/>22139 <text:s text:c="12"/>0 <text:s text:c="6"/>0</text:p>
      <text:p text:style-name="P22"><text:s text:c="19"/>30 <text:s text:c="3"/>ADVANCE <text:s text:c="9"/>22139 <text:s text:c="12"/>0 <text:s text:c="6"/>0</text:p>
      <text:p text:style-name="P22"><text:s text:c="19"/>31 <text:s text:c="3"/>TRANSFER <text:s text:c="8"/>22139 <text:s text:c="12"/>0 <text:s text:c="6"/>0</text:p>
      <text:p text:style-name="P22"><text:s text:c="19"/>32 <text:s text:c="3"/>TRANSFER <text:s text:c="8"/>20000 <text:s text:c="12"/>0 <text:s text:c="6"/>0</text:p>
      <text:p text:style-name="P22">SBOI <text:s text:c="14"/>33 <text:s text:c="3"/>QUEUE <text:s text:c="12"/>9472 <text:s text:c="12"/>0 <text:s text:c="6"/>0</text:p>
      <text:p text:style-name="P22"><text:s text:c="19"/>34 <text:s text:c="3"/>SEIZE <text:s text:c="12"/>9472 <text:s text:c="12"/>0 <text:s text:c="6"/>0</text:p>
      <text:p text:style-name="P22"><text:s text:c="19"/>35 <text:s text:c="3"/>DEPART <text:s text:c="11"/>9472 <text:s text:c="12"/>0 <text:s text:c="6"/>0</text:p>
      <text:p text:style-name="P22"><text:s text:c="19"/>36 <text:s text:c="3"/>ADVANCE <text:s text:c="10"/>9472 <text:s text:c="12"/>0 <text:s text:c="6"/>0</text:p>
      <text:p text:style-name="P22"><text:s text:c="19"/>37 <text:s text:c="3"/>RELEASE <text:s text:c="10"/>9472 <text:s text:c="12"/>0 <text:s text:c="6"/>0</text:p>
      <text:p text:style-name="P22"><text:s text:c="19"/>38 <text:s text:c="3"/>TRANSFER <text:s text:c="9"/>9472 <text:s text:c="12"/>0 <text:s text:c="6"/>0</text:p>
      <text:p text:style-name="P22"><text:s text:c="19"/>39 <text:s text:c="3"/>TEST <text:s text:c="13"/>1863 <text:s text:c="12"/>0 <text:s text:c="6"/>0</text:p>
      <text:p text:style-name="P22"><text:s text:c="19"/>40 <text:s text:c="3"/>ASSIGN <text:s text:c="11"/>1778 <text:s text:c="12"/>0 <text:s text:c="6"/>0</text:p>
      <text:p text:style-name="P22">MET1 <text:s text:c="14"/>41 <text:s text:c="3"/>TRANSFER <text:s text:c="9"/>1778 <text:s text:c="12"/>0 <text:s text:c="6"/>0</text:p>
      <text:p text:style-name="P22"><text:s text:c="19"/>42 <text:s text:c="3"/>TRANSFER <text:s text:c="10"/>668 <text:s text:c="12"/>0 <text:s text:c="6"/>0</text:p>
      <text:p text:style-name="P22"><text:s text:c="19"/>43 <text:s text:c="3"/>TRANSFER <text:s text:c="10"/>734 <text:s text:c="12"/>0 <text:s text:c="6"/>0</text:p>
      <text:p text:style-name="P22"><text:s text:c="19"/>44 <text:s text:c="3"/>TRANSFER <text:s text:c="10"/>376 <text:s text:c="12"/>0 <text:s text:c="6"/>0</text:p>
      <text:p text:style-name="P22">ENDOPER <text:s text:c="11"/>45 <text:s text:c="3"/>TERMINATE <text:s text:c="8"/>7694 <text:s text:c="12"/>0 <text:s text:c="6"/>0</text:p>
      <text:p text:style-name="P22">MET2 <text:s text:c="14"/>46 <text:s text:c="3"/>TEST <text:s text:c="12"/>20000 <text:s text:c="12"/>0 <text:s text:c="6"/>0</text:p>
      <text:p text:style-name="P22"><text:s text:c="19"/>47 <text:s text:c="3"/>SAVEVALUE <text:s text:c="11"/>1 <text:s text:c="12"/>0 <text:s text:c="6"/>0</text:p>
      <text:p text:style-name="P22"><text:s text:c="19"/>48 <text:s text:c="3"/>SAVEVALUE <text:s text:c="11"/>1 <text:s text:c="12"/>0 <text:s text:c="6"/>0</text:p>
      <text:p text:style-name="P22">MET3 <text:s text:c="14"/>49 <text:s text:c="3"/>SAVEVALUE <text:s text:c="7"/>20000 <text:s text:c="12"/>0 <text:s text:c="6"/>0</text:p>
      <text:p text:style-name="P22"><text:s text:c="19"/>50 <text:s text:c="3"/>TEST <text:s text:c="12"/>20000 <text:s text:c="12"/>0 <text:s text:c="6"/>0</text:p>
      <text:p text:style-name="P22"><text:s text:c="19"/>51 <text:s text:c="3"/>TEST <text:s text:c="13"/>5000 <text:s text:c="12"/>0 <text:s text:c="6"/>0</text:p>
      <text:p text:style-name="P22"><text:s text:c="19"/>52 <text:s text:c="3"/>SAVEVALUE <text:s text:c="11"/>1 <text:s text:c="12"/>0 <text:s text:c="6"/>0</text:p>
      <text:p text:style-name="P22"><text:s text:c="19"/>53 <text:s text:c="3"/>SAVEVALUE <text:s text:c="11"/>1 <text:s text:c="12"/>0 <text:s text:c="6"/>0</text:p>
      <text:p text:style-name="P22"><text:s text:c="19"/>54 <text:s text:c="3"/>SAVEVALUE <text:s text:c="11"/>1 <text:s text:c="12"/>0 <text:s text:c="6"/>0</text:p>
      <text:p text:style-name="P22"><text:s text:c="19"/>55 <text:s text:c="3"/>SAVEVALUE <text:s text:c="11"/>1 <text:s text:c="12"/>0 <text:s text:c="6"/>0</text:p>
      <text:p text:style-name="P22"><text:s text:c="19"/>56 <text:s text:c="3"/>SAVEVALUE <text:s text:c="11"/>1 <text:s text:c="12"/>0 <text:s text:c="6"/>0</text:p>
      <text:p text:style-name="P22"><text:s text:c="19"/>57 <text:s text:c="3"/>SAVEVALUE <text:s text:c="11"/>1 <text:s text:c="12"/>0 <text:s text:c="6"/>0</text:p>
      <text:p text:style-name="P22"><text:s text:c="19"/>58 <text:s text:c="3"/>SAVEVALUE <text:s text:c="11"/>1 <text:s text:c="12"/>0 <text:s text:c="6"/>0</text:p>
      <text:p text:style-name="P22"><text:s text:c="19"/>59 <text:s text:c="3"/>SAVEVALUE <text:s text:c="11"/>1 <text:s text:c="12"/>0 <text:s text:c="6"/>0</text:p>
      <text:p text:style-name="P22">MET4 <text:s text:c="14"/>60 <text:s text:c="3"/>SAVEVALUE <text:s text:c="8"/>5000 <text:s text:c="12"/>0 <text:s text:c="6"/>0</text:p>
      <text:p text:style-name="P22"><text:s text:c="19"/>61 <text:s text:c="3"/>TERMINATE <text:s text:c="8"/>5000 <text:s text:c="12"/>0 <text:s text:c="6"/>0</text:p>
      <text:p text:style-name="P22">TER1 <text:s text:c="14"/>62 <text:s text:c="3"/>TERMINATE <text:s text:c="7"/>15000 <text:s text:c="12"/>0 <text:s text:c="6"/>0</text:p>
      <text:p text:style-name="P22"/>
      <text:p text:style-name="P22"/>
      <text:p text:style-name="P22">FACILITY <text:s text:c="8"/>ENTRIES <text:s/>UTIL. <text:s text:c="2"/>AVE. TIME AVAIL. OWNER PEND INTER RETRY DELAY</text:p>
      <text:p text:style-name="P22"><text:s/>POD <text:s text:c="13"/>27699 <text:s text:c="3"/>0.645 <text:s text:c="5"/>22.396 <text:s/>1 <text:s text:c="7"/>0 <text:s text:c="3"/>0 <text:s text:c="3"/>0 <text:s text:c="4"/>0 <text:s text:c="5"/>0</text:p>
      <text:p text:style-name="P22"><text:s/>KONVEER1 <text:s text:c="8"/>28367 <text:s text:c="3"/>0.890 <text:s text:c="5"/>30.169 <text:s/>1 <text:s text:c="3"/>27699 <text:s text:c="3"/>0 <text:s text:c="3"/>0 <text:s text:c="4"/>0 <text:s text:c="5"/>0</text:p>
      <text:p text:style-name="P22"><text:s/>KONVEER2 <text:s text:c="8"/>25720 <text:s text:c="3"/>0.669 <text:s text:c="5"/>25.028 <text:s/>1 <text:s text:c="3"/>27696 <text:s text:c="3"/>0 <text:s text:c="3"/>0 <text:s text:c="4"/>0 <text:s text:c="5"/>2</text:p>
      <text:p text:style-name="P22"><text:s/>KONTR <text:s text:c="12"/>9472 <text:s text:c="3"/>0.078 <text:s text:c="6"/>7.952 <text:s/>1 <text:s text:c="7"/>0 <text:s text:c="3"/>0 <text:s text:c="3"/>0 <text:s text:c="4"/>0 <text:s text:c="5"/>0</text:p>
      <text:p text:style-name="P22"><text:s/>KONVEER3 <text:s text:c="8"/>22140 <text:s text:c="3"/>0.806 <text:s text:c="5"/>35.003 <text:s/>1 <text:s text:c="3"/>27694 <text:s text:c="3"/>0 <text:s text:c="3"/>0 <text:s text:c="4"/>0 <text:s text:c="5"/>0</text:p>
      <text:p text:style-name="P22"/>
      <text:p text:style-name="P22"/>
      <text:p text:style-name="P22">QUEUE <text:s text:c="13"/>MAX CONT. ENTRY ENTRY(0) AVE.CONT. AVE.TIME <text:s text:c="2"/>AVE.(-0) RETRY</text:p>
      <text:p text:style-name="P22"><text:s/>1 <text:s text:c="17"/>56 <text:s text:c="3"/>0 <text:s/>28367 <text:s text:c="2"/>3033 <text:s text:c="4"/>7.332 <text:s text:c="3"/>248.565 <text:s text:c="3"/>278.323 <text:s text:c="2"/>0</text:p>
      <text:p text:style-name="P22"><text:s/>2 <text:s text:c="17"/>17 <text:s text:c="3"/>2 <text:s/>25722 <text:s text:c="2"/>8461 <text:s text:c="4"/>1.359 <text:s text:c="4"/>50.799 <text:s text:c="4"/>75.700 <text:s text:c="2"/>0</text:p>
      <text:p text:style-name="P22"><text:s/>3 <text:s text:c="17"/>21 <text:s text:c="3"/>0 <text:s/>22140 <text:s text:c="2"/>4243 <text:s text:c="4"/>1.867 <text:s text:c="4"/>81.077 <text:s text:c="3"/>100.299 <text:s text:c="2"/>0</text:p>
      <text:p text:style-name="P22"><text:s/>POD <text:s text:c="15"/>17 <text:s text:c="3"/>0 <text:s/>27699 <text:s text:c="2"/>9757 <text:s text:c="4"/>1.261 <text:s text:c="4"/>43.792 <text:s text:c="4"/>67.606 <text:s text:c="2"/>0</text:p>
      <text:p text:style-name="P22"><text:s/>KONT <text:s text:c="15"/>3 <text:s text:c="3"/>0 <text:s text:c="2"/>9472 <text:s text:c="2"/>8748 <text:s text:c="4"/>0.006 <text:s text:c="5"/>0.649 <text:s text:c="5"/>8.489 <text:s text:c="2"/>0</text:p>
      <text:p text:style-name="P22"/>
      <text:p text:style-name="P22"/>
      <text:p text:style-name="P22">SAVEVALUE <text:s text:c="14"/>RETRY <text:s text:c="6"/>VALUE</text:p>
      <text:p text:style-name="P22"><text:s/>5000 <text:s text:c="20"/>0 <text:s text:c="13"/>0 <text:s text:c="27"/></text:p>
      <text:p text:style-name="P22"><text:s/>PROG <text:s text:c="20"/>0 <text:s text:c="6"/>5000.000 <text:s text:c="27"/></text:p>
      <text:p text:style-name="P22"><text:s/>NDET <text:s text:c="20"/>0 <text:s text:c="13"/>0 <text:s text:c="27"/></text:p>
      <text:p text:style-name="P22"><text:s/>BRAK <text:s text:c="20"/>0 <text:s text:c="9"/>1.000 <text:s text:c="27"/></text:p>
      <text:p text:style-name="P22"><text:s/>DOLJABRAK <text:s text:c="15"/>0 <text:s text:c="9"/>0.200 <text:s text:c="27"/></text:p>
      <text:p text:style-name="P22"><text:s/>DOLJADET <text:s text:c="16"/>0 <text:s text:c="9"/>0.800 <text:s text:c="27"/></text:p>
      <text:p text:style-name="P22"><text:s/>AC3 <text:s text:c="21"/>0 <text:s text:c="4"/>961652.932 <text:s text:c="27"/></text:p>
      <text:p text:style-name="P22"><text:s/>AC2 <text:s text:c="21"/>0 <text:s text:c="4"/>961652.932 <text:s text:c="27"/></text:p>
      <text:p text:style-name="P22"><text:soft-page-break/><text:s/>TDET <text:s text:c="20"/>0 <text:s text:c="9"/>3.206 <text:s text:c="27"/></text:p>
      <text:p text:style-name="P22"><text:s/>SDET <text:s text:c="20"/>0 <text:s text:c="8"/>48.083 <text:s text:c="27"/></text:p>
      <text:p text:style-name="P22"/>
      <text:p text:style-name="P22"/>
      <text:p text:style-name="P22">FEC XN <text:s text:c="2"/>PRI <text:s text:c="8"/>BDT <text:s text:c="5"/>ASSEM <text:s/>CURRENT <text:s/>NEXT <text:s/>PARAMETER <text:s text:c="3"/>VALUE</text:p>
      <text:p text:style-name="P22"><text:s/>27700 <text:s text:c="3"/>0 <text:s text:c="5"/>961664.964 <text:s text:c="2"/>27700 <text:s text:c="5"/>0 <text:s text:c="5"/>1</text:p>
      <text:p text:style-name="P22"><text:s/>27694 <text:s text:c="3"/>0 <text:s text:c="5"/>961675.550 <text:s text:c="2"/>27694 <text:s text:c="4"/>28 <text:s text:c="4"/>29 <text:s text:c="6"/>1 <text:s text:c="9"/>1.000</text:p>
      <text:p text:style-name="P22"><text:s text:c="55"/>2 <text:s text:c="9"/>3.000</text:p>
      <text:p text:style-name="P22"><text:s/>27699 <text:s text:c="3"/>0 <text:s text:c="5"/>961700.871 <text:s text:c="2"/>27699 <text:s text:c="4"/>12 <text:s text:c="4"/>13 <text:s text:c="6"/>1 <text:s text:c="9"/>1.000</text:p>
      <text:p text:style-name="P22"><text:s text:c="55"/>2 <text:s text:c="9"/>1.000</text:p>
      <text:p text:style-name="P22"><text:s/>27696 <text:s text:c="3"/>0 <text:s text:c="5"/>961728.602 <text:s text:c="2"/>27696 <text:s text:c="4"/>20 <text:s text:c="4"/>21 <text:s text:c="6"/>1 <text:s text:c="9"/>1.000</text:p>
      <text:p text:style-name="P22"><text:s text:c="55"/>2 <text:s text:c="9"/>2.000</text:p>
      <text:p text:style-name="P22"/>
      <text:p text:style-name="P22"/>
      <text:p text:style-name="P22"/>
      <text:p text:style-name="Text_20_body">Результат отсеивающего эксперимента:</text:p>
      <text:p text:style-name="P22"/>
      <text:p text:style-name="P22">_______________________________________________________________________________</text:p>
      <text:p text:style-name="P22"/>
      <text:p text:style-name="P22"><text:s text:c="5"/>Alias<text:tab/> <text:s text:c="4"/>Effect <text:s/><text:tab/> <text:s text:c="3"/>Sum of <text:s/><text:tab/>Degrees of<text:tab/> F - for Only<text:tab/>Critical Value</text:p>
      <text:p text:style-name="P22"><text:s text:c="5"/>Group<text:tab/><text:tab/><text:tab/> <text:s text:c="2"/>Squares<text:tab/>Freedom<text:tab/><text:tab/>Main Effects<text:tab/> of F (p=.05)</text:p>
      <text:p text:style-name="P22">_______________________________________________________________________________</text:p>
      <text:p text:style-name="P22"/>
      <text:p text:style-name="P22"><text:s text:c="3"/>A <text:s text:c="6"/><text:tab/> <text:s text:c="6"/>0.111<text:tab/> <text:s text:c="6"/>0.049<text:tab/> <text:s text:c="4"/>1<text:tab/><text:tab/> <text:s text:c="5"/>24.848<text:tab/> <text:s text:c="4"/>4.84</text:p>
      <text:p text:style-name="P22"><text:s text:c="3"/>B <text:s text:c="6"/><text:tab/> <text:s text:c="6"/>0.157<text:tab/> <text:s text:c="6"/>0.099<text:tab/> <text:s text:c="4"/>1<text:tab/><text:tab/> <text:s text:c="5"/>49.822<text:tab/> <text:s text:c="4"/>4.84</text:p>
      <text:p text:style-name="P22"><text:s text:c="3"/>AB <text:s text:c="4"/><text:tab/> <text:s text:c="6"/>0.016<text:tab/></text:p>
      <text:p text:style-name="P22"><text:s text:c="3"/>C <text:s text:c="6"/><text:tab/> <text:s text:c="6"/>0.067<text:tab/> <text:s text:c="6"/>0.018<text:tab/> <text:s text:c="4"/>1<text:tab/><text:tab/> <text:s text:c="6"/>9.084<text:tab/> <text:s text:c="4"/>4.84</text:p>
      <text:p text:style-name="P22"><text:s text:c="3"/>AC <text:s text:c="4"/><text:tab/> <text:s text:c="6"/>0.002<text:tab/></text:p>
      <text:p text:style-name="P22"><text:s text:c="3"/>BC <text:s text:c="4"/><text:tab/> <text:s text:c="6"/>0.008<text:tab/></text:p>
      <text:p text:style-name="P22"><text:s text:c="3"/>ABC <text:s text:c="2"/><text:tab/> <text:s text:c="6"/>0.000<text:tab/></text:p>
      <text:p text:style-name="P22"><text:s text:c="3"/>D <text:s text:c="6"/><text:tab/> <text:s text:c="6"/>0.227<text:tab/> <text:s text:c="6"/>0.206<text:tab/> <text:s text:c="4"/>1<text:tab/><text:tab/> <text:s text:c="4"/>103.913<text:tab/> <text:s text:c="4"/>4.84</text:p>
      <text:p text:style-name="P22"><text:s text:c="3"/>AD <text:s text:c="4"/><text:tab/> <text:s text:c="6"/>0.028<text:tab/></text:p>
      <text:p text:style-name="P22"><text:s text:c="3"/>BD <text:s text:c="3"/><text:tab/> <text:s text:c="6"/>0.058<text:tab/></text:p>
      <text:p text:style-name="P22"><text:s text:c="3"/>ABD <text:s/><text:tab/> <text:s text:c="5"/>-0.005<text:tab/></text:p>
      <text:p text:style-name="P22"><text:s text:c="3"/>CD <text:s text:c="4"/><text:tab/> <text:s text:c="6"/>0.028<text:tab/></text:p>
      <text:p text:style-name="P22"><text:s text:c="3"/>ACD <text:s text:c="2"/><text:tab/> <text:s text:c="6"/>0.009<text:tab/></text:p>
      <text:p text:style-name="P22"><text:s text:c="3"/>BCD <text:s/><text:tab/> <text:s text:c="6"/>0.006<text:tab/></text:p>
      <text:p text:style-name="P22"><text:s text:c="3"/>ABCD<text:tab/> <text:s text:c="5"/>-0.010<text:tab/></text:p>
      <text:p text:style-name="P22">_______________________________________________________________________________</text:p>
      <text:p text:style-name="P22"/>
      <text:p text:style-name="P22"><text:s text:c="3"/>Error <text:tab/><text:tab/><text:tab/> <text:s text:c="6"/>0.022<text:tab/> <text:s text:c="3"/>11</text:p>
      <text:p text:style-name="P22"><text:s text:c="3"/>Total <text:tab/><text:tab/><text:tab/> <text:s text:c="6"/>0.394<text:tab/> <text:s text:c="3"/>15</text:p>
      <text:p text:style-name="P22"><text:s text:c="3"/>Grand Mean<text:tab/> <text:s text:c="6"/>0.747</text:p>
      <text:p text:style-name="P22">_______________________________________________________________________________</text:p>
      <text:p text:style-name="P22"/>
      <text:p text:style-name="P22"/>
      <text:p text:style-name="P22"><text:span text:style-name="T9">Видно, что основное влияние оказывает параметр D (q4_). Объясняется это широким диапазоном изменения в условиях задачи. </text:span></text:p>
      <text:p text:style-name="P22"><text:span text:style-name="T9">Наименьшее влияние оказывает параметр С (q3_), но тем не менее, так как значение F-критерия больше критического, то он является значимым, и его влияние из модели исключить нельз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Ubuntu Mono" svg:font-family="'Ubuntu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Обычный_20__28_веб_29_" style:display-name="Обычный (веб)" style:family="paragraph" style:parent-style-name="Standard">
      <style:paragraph-properties fo:margin-top="0.176cm" fo:margin-bottom="0.21cm" style:contextual-spacing="false"/>
    </style:style>
    <style:style style:name="Default" style:family="paragraph">
      <style:paragraph-properties fo:orphans="2" fo:widows="2" style:text-autospace="none"/>
      <style:text-properties fo:color="#000000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Maple_20_Output" style:display-name="Maple Output" style:family="paragraph" style:next-style-name="Standard">
      <style:paragraph-properties fo:line-height="150%"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Maple_20_Plot" style:display-name="Maple Plot" style:family="paragraph" style:next-style-name="Maple_20_Output">
      <style:paragraph-properties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Standard" style:class="extra">
      <style:text-properties style:font-name="Courier New" style:font-name-complex="Courier New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WW8Num1z0" style:family="text">
      <style:text-properties fo:font-size="12pt" style:font-size-asian="12pt"/>
    </style:style>
    <style:style style:name="Основной_20_шрифт_20_абзаца" style:display-name="Основной шрифт абзаца" style:family="text"/>
    <style:style style:name="Maple_20_Input" style:display-name="Maple Input" style:family="text">
      <style:text-properties fo:color="#ff0000" style:font-name="Courier New" fo:font-weight="bold" style:font-weight-asian="bold" style:font-name-complex="Courier New" style:font-weight-complex="bold"/>
    </style:style>
    <style:style style:name="Numbering_20_Symbols" style:display-name="Numbering Symbols" style:family="text"/>
    <style:style style:name="texample1" style:family="text" style:parent-style-name="Основной_20_шрифт_20_абзаца">
      <style:text-properties fo:color="#222222" style:font-name="Courier New" fo:font-size="10pt" style:font-size-asian="10pt" style:font-name-complex="Courier New" style:font-size-complex="10pt"/>
    </style:style>
    <style:style style:name="xml_5f_em_5f_italic1" style:display-name="xml_em_italic1" style:family="text" style:parent-style-name="Основной_20_шрифт_20_абзаца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68cm" fo:margin-bottom="0.953cm" fo:margin-left="2cm" fo:margin-right="1.31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лья</meta:initial-creator>
    <meta:creation-date>2011-10-09T12:38:00</meta:creation-date>
    <dc:date>2013-12-13T14:48:45</dc:date>
    <meta:print-date>2013-03-23T11:35:01</meta:print-date>
    <meta:editing-cycles>89</meta:editing-cycles>
    <meta:editing-duration>PT16H15M31S</meta:editing-duration>
    <meta:generator>LibreOffice/4.0.2.2$Linux_X86_64 LibreOffice_project/400m0$Build-2</meta:generator>
    <meta:document-statistic meta:table-count="2" meta:image-count="18" meta:object-count="0" meta:page-count="12" meta:paragraph-count="699" meta:word-count="2560" meta:character-count="27083" meta:non-whitespace-character-count="16756"/>
    <meta:user-defined meta:name="Поле 1"/>
    <meta:user-defined meta:name="Поле 2"/>
    <meta:user-defined meta:name="Поле 3"/>
    <meta:user-defined meta:name="Поле 4"/>
  </office:meta>
</office:document-meta>
</file>